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font-name="David CLM" officeooo:paragraph-rsid="04996f3c" style:font-name-complex="David CLM"/>
    </style:style>
    <style:style style:name="P4" style:family="paragraph" style:parent-style-name="Standard">
      <style:paragraph-properties fo:line-height="100%" fo:text-align="end" style:justify-single-word="false" style:writing-mode="rl-tb"/>
      <style:text-properties style:font-name="David CLM" officeooo:paragraph-rsid="049aea3d" style:font-name-complex="David CLM"/>
    </style:style>
    <style:style style:name="P5" style:family="paragraph" style:parent-style-name="Standard">
      <style:paragraph-properties fo:line-height="100%" fo:text-align="end" style:justify-single-word="false" style:writing-mode="rl-tb"/>
      <style:text-properties style:use-window-font-color="true" style:font-name="David CLM" fo:font-size="12pt" fo:font-weight="normal" officeooo:rsid="049aea3d" officeooo:paragraph-rsid="049aea3d" style:font-size-asian="12pt" style:font-weight-asian="normal" style:font-name-complex="David CLM" style:font-size-complex="12pt"/>
    </style:style>
    <style:style style:name="P6" style:family="paragraph" style:parent-style-name="Standard">
      <style:paragraph-properties fo:line-height="100%" fo:text-align="end" style:justify-single-word="false" style:writing-mode="rl-tb"/>
      <style:text-properties style:use-window-font-color="true" style:font-name="David CLM" fo:font-size="12pt" fo:font-weight="normal" officeooo:rsid="04929a27" officeooo:paragraph-rsid="04929a27" style:font-size-asian="12pt" style:font-weight-asian="normal" style:font-name-complex="David CLM" style:font-size-complex="12pt"/>
    </style:style>
    <style:style style:name="P7" style:family="paragraph" style:parent-style-name="Standard">
      <style:paragraph-properties fo:line-height="100%" fo:text-align="end" style:justify-single-word="false" style:writing-mode="rl-tb"/>
      <style:text-properties style:use-window-font-color="true" style:font-name="David CLM" fo:font-size="12pt" fo:font-weight="normal" officeooo:rsid="04a5d57e" officeooo:paragraph-rsid="04a5d57e" style:font-size-asian="12pt" style:font-weight-asian="normal" style:font-name-complex="David CLM" style:font-size-complex="12pt"/>
    </style:style>
    <style:style style:name="P8" style:family="paragraph" style:parent-style-name="Standard">
      <style:paragraph-properties fo:line-height="100%" fo:text-align="end" style:justify-single-word="false" style:writing-mode="rl-tb"/>
      <style:text-properties style:use-window-font-color="true" style:font-name="David CLM" fo:font-size="12pt" fo:font-weight="normal" officeooo:rsid="04a78362" officeooo:paragraph-rsid="04a78362" style:font-size-asian="12pt" style:font-weight-asian="normal" style:font-name-complex="David CLM" style:font-size-complex="12pt"/>
    </style:style>
    <style:style style:name="P9" style:family="paragraph" style:parent-style-name="Standard">
      <style:paragraph-properties fo:line-height="100%" fo:text-align="end" style:justify-single-word="false" style:writing-mode="rl-tb"/>
      <style:text-properties style:use-window-font-color="true" style:font-name="David CLM" fo:font-size="12pt" fo:font-weight="normal" officeooo:rsid="0507340b" officeooo:paragraph-rsid="0507340b" style:font-size-asian="12pt" style:font-weight-asian="normal" style:font-name-complex="David CLM" style:font-size-complex="12pt"/>
    </style:style>
    <style:style style:name="P10" style:family="paragraph" style:parent-style-name="Standard">
      <style:paragraph-properties fo:line-height="100%" fo:text-align="end" style:justify-single-word="false" style:writing-mode="rl-tb"/>
      <style:text-properties style:use-window-font-color="true" style:font-name="David CLM" officeooo:rsid="0583f51d" officeooo:paragraph-rsid="062a930d" style:font-name-complex="David CLM"/>
    </style:style>
    <style:style style:name="P11" style:family="paragraph" style:parent-style-name="Default">
      <style:paragraph-properties fo:line-height="100%" fo:text-align="end" style:justify-single-word="false" style:writing-mode="rl-tb"/>
      <style:text-properties style:use-window-font-color="true" style:font-name="David CLM" officeooo:rsid="066be7b8" officeooo:paragraph-rsid="066be7b8" style:font-name-complex="David CLM"/>
    </style:style>
    <style:style style:name="P12" style:family="paragraph" style:parent-style-name="Heading_20_3">
      <style:paragraph-properties fo:line-height="100%"/>
      <style:text-properties style:font-name="David CLM" style:font-name-complex="David CLM"/>
    </style:style>
    <style:style style:name="P13" style:family="paragraph" style:parent-style-name="Heading_20_3">
      <style:paragraph-properties fo:line-height="100%"/>
      <style:text-properties style:font-name="David CLM" officeooo:rsid="0566d23d" officeooo:paragraph-rsid="06644046" style:font-name-complex="David CLM"/>
    </style:style>
    <style:style style:name="P14" style:family="paragraph" style:parent-style-name="Heading_20_3">
      <style:paragraph-properties fo:line-height="100%"/>
      <style:text-properties style:font-name="David CLM" officeooo:rsid="067dd434" officeooo:paragraph-rsid="067dd434" style:font-name-complex="David CLM"/>
    </style:style>
    <style:style style:name="P15" style:family="paragraph" style:parent-style-name="Heading_20_2">
      <style:paragraph-properties fo:line-height="100%"/>
      <style:text-properties style:font-name="David CLM" style:font-name-complex="David CLM"/>
    </style:style>
    <style:style style:name="P16"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466f39f" officeooo:paragraph-rsid="04d7c5b5" style:font-name-complex="David CLM"/>
    </style:style>
    <style:style style:name="P17"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466f39f" officeooo:paragraph-rsid="04741233" style:font-name-complex="David CLM"/>
    </style:style>
    <style:style style:name="P18"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4763dd7" officeooo:paragraph-rsid="04763dd7" style:font-name-complex="David CLM"/>
    </style:style>
    <style:style style:name="P19" style:family="paragraph" style:parent-style-name="Text_20_body">
      <style:paragraph-properties fo:margin-top="0.1965in" fo:margin-bottom="0in" loext:contextual-spacing="false" fo:line-height="100%" fo:text-align="end" style:justify-single-word="false" style:writing-mode="rl-tb"/>
      <style:text-properties style:font-name="David CLM" officeooo:paragraph-rsid="05a0b686" style:font-name-complex="David CLM"/>
    </style:style>
    <style:style style:name="P20" style:family="paragraph" style:parent-style-name="Text_20_body">
      <style:paragraph-properties fo:line-height="100%"/>
      <style:text-properties style:font-name="David CLM" officeooo:rsid="04dd18d3" officeooo:paragraph-rsid="04e645b0" style:font-name-complex="David CLM"/>
    </style:style>
    <style:style style:name="P21" style:family="paragraph" style:parent-style-name="Text_20_body">
      <style:paragraph-properties fo:line-height="100%"/>
      <style:text-properties style:font-name="David CLM" officeooo:rsid="04e78dfd" officeooo:paragraph-rsid="05303340" style:font-name-complex="David CLM"/>
    </style:style>
    <style:style style:name="P22" style:family="paragraph" style:parent-style-name="Text_20_body">
      <style:paragraph-properties fo:line-height="100%"/>
      <style:text-properties style:font-name="David CLM" officeooo:rsid="04e78dfd" officeooo:paragraph-rsid="05769416" style:font-name-complex="David CLM"/>
    </style:style>
    <style:style style:name="P23" style:family="paragraph" style:parent-style-name="Text_20_body">
      <style:paragraph-properties fo:line-height="100%"/>
      <style:text-properties style:font-name="David CLM" officeooo:rsid="0533aed3" officeooo:paragraph-rsid="0533aed3" style:font-name-complex="David CLM"/>
    </style:style>
    <style:style style:name="P24" style:family="paragraph" style:parent-style-name="Text_20_body">
      <style:paragraph-properties fo:line-height="100%"/>
      <style:text-properties style:font-name="David CLM" officeooo:paragraph-rsid="04f685fb" style:font-name-complex="David CLM"/>
    </style:style>
    <style:style style:name="P25" style:family="paragraph" style:parent-style-name="Text_20_body">
      <style:paragraph-properties fo:line-height="100%"/>
      <style:text-properties style:font-name="David CLM" officeooo:rsid="062fb291" officeooo:paragraph-rsid="0581388a" style:font-name-complex="David CLM"/>
    </style:style>
    <style:style style:name="P26" style:family="paragraph" style:parent-style-name="Text_20_body">
      <style:paragraph-properties fo:line-height="100%"/>
      <style:text-properties style:font-name="David CLM" officeooo:rsid="0583f51d" officeooo:paragraph-rsid="062a930d" style:font-name-complex="David CLM"/>
    </style:style>
    <style:style style:name="P27" style:family="paragraph" style:parent-style-name="Text_20_body">
      <style:paragraph-properties fo:line-height="100%"/>
      <style:text-properties style:font-name="David CLM" officeooo:rsid="062a930d" officeooo:paragraph-rsid="062a930d" style:font-name-complex="David CLM"/>
    </style:style>
    <style:style style:name="P28" style:family="paragraph" style:parent-style-name="Text_20_body">
      <style:paragraph-properties fo:line-height="100%"/>
      <style:text-properties style:font-name="David CLM" officeooo:rsid="056fea4a" officeooo:paragraph-rsid="06644046" style:font-name-complex="David CLM"/>
    </style:style>
    <style:style style:name="P29" style:family="paragraph" style:parent-style-name="Text_20_body">
      <style:paragraph-properties fo:line-height="100%"/>
      <style:text-properties style:font-name="David CLM" officeooo:rsid="05735827" officeooo:paragraph-rsid="06644046" style:font-name-complex="David CLM"/>
    </style:style>
    <style:style style:name="P30" style:family="paragraph" style:parent-style-name="Text_20_body">
      <style:paragraph-properties fo:line-height="100%"/>
      <style:text-properties style:font-name="David CLM" officeooo:rsid="02d00e5f" officeooo:paragraph-rsid="032aa1da" style:font-name-complex="David CLM"/>
    </style:style>
    <style:style style:name="P31" style:family="paragraph" style:parent-style-name="Text_20_body">
      <style:text-properties officeooo:rsid="067dd434" officeooo:paragraph-rsid="067dd434"/>
    </style:style>
    <style:style style:name="P32" style:family="paragraph" style:parent-style-name="Text_20_body">
      <style:text-properties officeooo:rsid="067f6252" officeooo:paragraph-rsid="06826f64"/>
    </style:style>
    <style:style style:name="P33" style:family="paragraph" style:parent-style-name="Text_20_body">
      <style:text-properties officeooo:rsid="06826f64" officeooo:paragraph-rsid="06826f64"/>
    </style:style>
    <style:style style:name="P34" style:family="paragraph" style:parent-style-name="Text_20_body">
      <style:text-properties officeooo:rsid="06848fb6" officeooo:paragraph-rsid="06848fb6"/>
    </style:style>
    <style:style style:name="P35"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ffee91" officeooo:paragraph-rsid="04ffee91" style:font-size-asian="12pt" style:font-weight-asian="normal" style:font-name-complex="David CLM" style:font-size-complex="12pt"/>
    </style:style>
    <style:style style:name="P36"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47ccc0" officeooo:paragraph-rsid="0647ccc0" style:font-size-asian="12pt" style:font-weight-asian="normal" style:font-name-complex="David CLM" style:font-size-complex="12pt" style:font-weight-complex="normal"/>
    </style:style>
    <style:style style:name="P37"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5cb0ab" officeooo:paragraph-rsid="065cb0ab" style:font-size-asian="12pt" style:font-weight-asian="normal" style:font-name-complex="David CLM" style:font-size-complex="12pt" style:font-weight-complex="normal"/>
    </style:style>
    <style:style style:name="P38"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5bf667" officeooo:paragraph-rsid="065cb0ab" style:font-size-asian="12pt" style:font-weight-asian="normal" style:font-name-complex="David CLM" style:font-size-complex="12pt" style:font-weight-complex="normal"/>
    </style:style>
    <style:style style:name="P39"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3536a5" officeooo:paragraph-rsid="063536a5" style:font-size-asian="12pt" style:font-weight-asian="normal" style:font-name-complex="David CLM" style:font-size-complex="12pt" style:font-weight-complex="normal"/>
    </style:style>
    <style:style style:name="P40"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4f9b582" style:font-name-complex="David CLM"/>
    </style:style>
    <style:style style:name="P41"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214c13" style:font-name-complex="David CLM"/>
    </style:style>
    <style:style style:name="P42"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146c22" style:font-name-complex="David CLM"/>
    </style:style>
    <style:style style:name="P43"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103b7d" officeooo:paragraph-rsid="06409d12" style:font-name-complex="David CLM"/>
    </style:style>
    <style:style style:name="P44"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09d12" officeooo:paragraph-rsid="06409d12" style:font-name-complex="David CLM"/>
    </style:style>
    <style:style style:name="P45"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25520" officeooo:paragraph-rsid="06425520" style:font-name-complex="David CLM"/>
    </style:style>
    <style:style style:name="P46"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9391e" officeooo:paragraph-rsid="064988e1" style:font-name-complex="David CLM"/>
    </style:style>
    <style:style style:name="P47"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4d0c7f" officeooo:paragraph-rsid="064ab6d8" style:font-name-complex="David CLM"/>
    </style:style>
    <style:style style:name="P48"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e8a49" officeooo:paragraph-rsid="064e8a49" style:font-name-complex="David CLM"/>
    </style:style>
    <style:style style:name="P49"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26b2c" officeooo:paragraph-rsid="05581e27" style:font-name-complex="David CLM"/>
    </style:style>
    <style:style style:name="P50"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b339f" officeooo:paragraph-rsid="065cb0ab" style:font-name-complex="David CLM"/>
    </style:style>
    <style:style style:name="P51"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2bb894" officeooo:paragraph-rsid="068ec273" style:font-name-complex="David CLM"/>
    </style:style>
    <style:style style:name="P52" style:family="paragraph" style:parent-style-name="Default">
      <style:paragraph-properties fo:margin-top="0.078in" fo:margin-bottom="0in" loext:contextual-spacing="false" fo:line-height="100%" fo:text-align="end" style:justify-single-word="false" style:writing-mode="rl-tb"/>
      <style:text-properties style:font-name="David CLM" officeooo:rsid="055b339f" officeooo:paragraph-rsid="065cb0ab" style:font-name-complex="David CLM"/>
    </style:style>
    <style:style style:name="P53" style:family="paragraph" style:parent-style-name="Default">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606779" officeooo:paragraph-rsid="06606779" style:font-size-asian="12pt" style:font-weight-asian="normal" style:font-name-complex="David CLM" style:font-size-complex="12pt" style:font-weight-complex="normal"/>
    </style:style>
    <style:style style:name="P54"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paragraph-rsid="066171a0" style:font-name-complex="David CLM"/>
    </style:style>
    <style:style style:name="P55"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rsid="0663347f" officeooo:paragraph-rsid="0663347f" style:font-name-complex="David CLM"/>
    </style:style>
    <style:style style:name="P56" style:family="paragraph" style:parent-style-name="Default">
      <style:paragraph-properties fo:margin-top="0in" fo:margin-bottom="0in" loext:contextual-spacing="false" fo:line-height="100%" fo:text-align="end" style:justify-single-word="false" style:writing-mode="rl-tb"/>
      <style:text-properties style:use-window-font-color="true" style:font-name="David CLM" fo:font-size="12pt" fo:font-weight="normal" officeooo:rsid="05f0ffac" officeooo:paragraph-rsid="05f0ffac" style:font-size-asian="12pt" style:font-weight-asian="normal" style:font-name-complex="David CLM" style:font-size-complex="12pt"/>
    </style:style>
    <style:style style:name="P5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weight="normal" officeooo:rsid="0663347f" officeooo:paragraph-rsid="066171a0" style:font-size-asian="12pt" style:font-weight-asian="normal" style:font-name-complex="David CLM" style:font-size-complex="12pt" style:font-weight-complex="normal"/>
    </style:style>
    <style:style style:name="P58"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 fo:font-size="12pt" officeooo:rsid="04c2162b" officeooo:paragraph-rsid="04d5a094" style:font-size-asian="12pt" style:font-name-complex="David CLM" style:font-size-complex="12pt"/>
    </style:style>
    <style:style style:name="P59"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 fo:font-size="12pt" fo:font-weight="normal" officeooo:rsid="04d5a094" officeooo:paragraph-rsid="04d5a094" style:font-size-asian="12pt" style:font-weight-asian="normal" style:font-name-complex="David CLM" style:font-size-complex="12pt"/>
    </style:style>
    <style:style style:name="P6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style:font-name-complex="David CLM"/>
    </style:style>
    <style:style style:name="P6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officeooo:paragraph-rsid="066be7b8" style:font-name-complex="David CLM"/>
    </style:style>
    <style:style style:name="P62" style:family="paragraph" style:parent-style-name="Table_20_Contents">
      <style:paragraph-properties fo:line-height="100%" fo:text-align="center" style:justify-single-word="false"/>
      <style:text-properties style:font-name="David CLM" officeooo:rsid="03ddf013" officeooo:paragraph-rsid="05303340" style:font-name-complex="David CLM"/>
    </style:style>
    <style:style style:name="P63" style:family="paragraph" style:parent-style-name="Table_20_Contents">
      <style:paragraph-properties fo:line-height="100%" fo:text-align="center" style:justify-single-word="false"/>
      <style:text-properties style:font-name="David CLM" officeooo:rsid="03e0fee7" officeooo:paragraph-rsid="05303340" style:font-name-complex="David CLM"/>
    </style:style>
    <style:style style:name="P64" style:family="paragraph" style:parent-style-name="Table_20_Contents">
      <style:paragraph-properties fo:line-height="100%" fo:text-align="center" style:justify-single-word="false"/>
      <style:text-properties style:font-name="David CLM" officeooo:rsid="03dfd9c2" officeooo:paragraph-rsid="05303340" style:font-name-complex="David CLM"/>
    </style:style>
    <style:style style:name="P65" style:family="paragraph" style:parent-style-name="Table_20_Contents">
      <style:paragraph-properties fo:line-height="100%" fo:text-align="center" style:justify-single-word="false"/>
      <style:text-properties fo:color="#009933" style:font-name="David CLM" officeooo:rsid="03e3865a" officeooo:paragraph-rsid="05303340" style:font-name-complex="David CLM"/>
    </style:style>
    <style:style style:name="P66" style:family="paragraph" style:parent-style-name="Table_20_Contents">
      <style:paragraph-properties fo:line-height="100%" fo:text-align="center" style:justify-single-word="false"/>
      <style:text-properties fo:color="#ff0000" style:font-name="David CLM" officeooo:rsid="03e3865a" officeooo:paragraph-rsid="05303340" style:font-name-complex="David CLM"/>
    </style:style>
    <style:style style:name="P67" style:family="paragraph" style:parent-style-name="Text_20_body" style:list-style-name="L7">
      <style:text-properties officeooo:rsid="068696e6" officeooo:paragraph-rsid="068696e6"/>
    </style:style>
    <style:style style:name="P68" style:family="paragraph" style:parent-style-name="Text_20_body" style:list-style-name="L7">
      <style:text-properties fo:font-weight="normal" officeooo:rsid="0686c7b1" officeooo:paragraph-rsid="0686c7b1" style:font-weight-asian="normal" style:font-weight-complex="normal"/>
    </style:style>
    <style:style style:name="P69" style:family="paragraph" style:parent-style-name="Text_20_body" style:list-style-name="L7">
      <style:text-properties fo:font-weight="normal" officeooo:rsid="06892c12" officeooo:paragraph-rsid="06892c12" style:font-weight-asian="normal" style:font-weight-complex="normal"/>
    </style:style>
    <style:style style:name="P70" style:family="paragraph" style:parent-style-name="Text_20_body" style:list-style-name="L7">
      <style:text-properties style:use-window-font-color="true" style:font-name="David CLM" fo:font-size="12pt" fo:font-weight="normal" officeooo:rsid="068a5096" officeooo:paragraph-rsid="068a5096" style:font-size-asian="12pt" style:font-weight-asian="normal" style:font-name-complex="David CLM" style:font-size-complex="12pt" style:font-weight-complex="normal"/>
    </style:style>
    <style:style style:name="P71" style:family="paragraph" style:parent-style-name="Text_20_body">
      <style:text-properties style:use-window-font-color="true" style:font-name="David CLM" fo:font-size="12pt" fo:font-weight="normal" officeooo:rsid="068ec273" officeooo:paragraph-rsid="068ec273" style:font-size-asian="12pt" style:font-weight-asian="normal" style:font-name-complex="David CLM" style:font-size-complex="12pt"/>
    </style:style>
    <style:style style:name="P72" style:family="paragraph" style:parent-style-name="Text_20_body" style:list-style-name="L7">
      <style:text-properties officeooo:rsid="068b6a80" officeooo:paragraph-rsid="068ec273"/>
    </style:style>
    <style:style style:name="P73" style:family="paragraph" style:parent-style-name="Text_20_body" style:list-style-name="L8">
      <style:text-properties officeooo:paragraph-rsid="068ec273"/>
    </style:style>
    <style:style style:name="P74" style:family="paragraph" style:parent-style-name="Text_20_body" style:list-style-name="L8">
      <style:text-properties officeooo:paragraph-rsid="06903e1e"/>
    </style:style>
    <style:style style:name="P75" style:family="paragraph" style:parent-style-name="Text_20_body">
      <style:paragraph-properties fo:line-height="100%"/>
      <style:text-properties style:font-name="David CLM" officeooo:rsid="05735827" officeooo:paragraph-rsid="06644046" style:font-name-complex="David CLM"/>
    </style:style>
    <style:style style:name="P76" style:family="paragraph" style:parent-style-name="Text_20_body">
      <style:paragraph-properties fo:line-height="100%"/>
      <style:text-properties style:font-name="David CLM" officeooo:rsid="069c3f25" officeooo:paragraph-rsid="069c3f25" style:font-name-complex="David CLM"/>
    </style:style>
    <style:style style:name="P77" style:family="paragraph" style:parent-style-name="Text_20_body">
      <style:paragraph-properties fo:line-height="100%"/>
      <style:text-properties officeooo:paragraph-rsid="069cbd4d"/>
    </style:style>
    <style:style style:name="P78"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 officeooo:paragraph-rsid="04f9b582" style:font-name-complex="David CLM"/>
    </style:style>
    <style:style style:name="P79"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 officeooo:paragraph-rsid="04fa7ba5" style:font-name-complex="David CLM"/>
    </style:style>
    <style:style style:name="P80" style:family="paragraph" style:parent-style-name="Text_20_body" style:list-style-name="L3">
      <style:paragraph-properties fo:margin-top="0.078in" fo:margin-bottom="0in" loext:contextual-spacing="false" fo:line-height="100%" fo:text-align="end" style:justify-single-word="false" style:writing-mode="rl-tb"/>
      <style:text-properties style:font-name="David CLM" officeooo:rsid="0501be7b" officeooo:paragraph-rsid="05031a18" style:font-name-complex="David CLM"/>
    </style:style>
    <style:style style:name="P81"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 officeooo:rsid="064b6297" officeooo:paragraph-rsid="064b6297" style:font-name-complex="David CLM"/>
    </style:style>
    <style:style style:name="P82"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 officeooo:rsid="064ab6d8" officeooo:paragraph-rsid="064e8a49" style:font-name-complex="David CLM"/>
    </style:style>
    <style:style style:name="P83" style:family="paragraph" style:parent-style-name="Text_20_body" style:list-style-name="L3">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e96636" officeooo:paragraph-rsid="050caeb6" style:font-size-asian="12pt" style:font-weight-asian="normal" style:font-name-complex="David CLM" style:font-size-complex="12pt"/>
    </style:style>
    <style:style style:name="P84" style:family="paragraph" style:parent-style-name="Text_20_body" style:list-style-name="L9">
      <style:paragraph-properties fo:line-height="100%" fo:text-align="start" style:justify-single-word="false" style:writing-mode="lr-tb"/>
      <style:text-properties style:font-name="David CLM" officeooo:rsid="04636a87" officeooo:paragraph-rsid="04636a87" style:font-name-complex="David CLM"/>
    </style:style>
    <style:style style:name="P85" style:family="paragraph" style:parent-style-name="Text_20_body" style:list-style-name="L9">
      <style:paragraph-properties fo:line-height="100%" fo:text-align="start" style:justify-single-word="false" style:writing-mode="lr-tb"/>
      <style:text-properties style:font-name="David CLM" officeooo:rsid="068d6010" officeooo:paragraph-rsid="068d6010" style:font-name-complex="David CLM"/>
    </style:style>
    <style:style style:name="P86" style:family="paragraph" style:parent-style-name="Text_20_body" style:list-style-name="L9">
      <style:paragraph-properties fo:line-height="100%" fo:text-align="start" style:justify-single-word="false" style:writing-mode="lr-tb"/>
      <style:text-properties style:font-name="David CLM" officeooo:rsid="06a342b7" officeooo:paragraph-rsid="06a342b7" style:font-name-complex="David CLM"/>
    </style:style>
    <style:style style:name="P87" style:family="paragraph" style:parent-style-name="Text_20_body">
      <style:paragraph-properties fo:line-height="100%" fo:text-align="end" style:justify-single-word="false" style:writing-mode="rl-tb"/>
      <style:text-properties style:font-name="David CLM" officeooo:rsid="066be7b8" officeooo:paragraph-rsid="066be7b8" style:font-name-complex="David CLM"/>
    </style:style>
    <style:style style:name="P88" style:family="paragraph" style:parent-style-name="Heading_20_2">
      <style:paragraph-properties fo:line-height="100%"/>
      <style:text-properties style:font-name="David CLM" fo:font-size="16pt" style:font-size-asian="16pt" style:font-name-complex="David CLM" style:font-size-complex="16pt"/>
    </style:style>
    <style:style style:name="P89" style:family="paragraph" style:parent-style-name="Default" style:list-style-name="L2">
      <style:paragraph-properties fo:margin-top="0in" fo:margin-bottom="0in" loext:contextual-spacing="false" fo:line-height="100%" fo:text-align="end" style:justify-single-word="false" style:writing-mode="rl-tb"/>
      <style:text-properties style:font-name="David CLM" officeooo:paragraph-rsid="0695e027" style:font-name-complex="David CLM"/>
    </style:style>
    <style:style style:name="P90" style:family="paragraph" style:parent-style-name="Default" style:list-style-name="L5">
      <style:paragraph-properties fo:margin-top="0in" fo:margin-bottom="0in" loext:contextual-spacing="false" style:line-height-at-least="0.139in" fo:text-align="end" style:justify-single-word="false" style:writing-mode="rl-tb"/>
      <style:text-properties style:font-name="David CLM" officeooo:paragraph-rsid="065cb0ab" style:font-name-complex="David CLM"/>
    </style:style>
    <style:style style:name="P91" style:family="paragraph" style:parent-style-name="Default" style:list-style-name="L6">
      <style:paragraph-properties fo:margin-top="0in" fo:margin-bottom="0in" loext:contextual-spacing="false" style:line-height-at-least="0.139in" fo:text-align="end" style:justify-single-word="false" style:writing-mode="rl-tb"/>
      <style:text-properties style:font-name="David CLM" fo:font-size="36pt" officeooo:paragraph-rsid="066171a0" style:font-size-asian="36pt" style:font-name-complex="David CLM"/>
    </style:style>
    <style:style style:name="P92"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 fo:font-size="12pt" officeooo:rsid="04bd57c5" officeooo:paragraph-rsid="0695e027" style:font-size-asian="12pt" style:font-name-complex="David CLM" style:font-size-complex="12pt"/>
    </style:style>
    <style:style style:name="P93" style:family="paragraph" style:parent-style-name="Default">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 fo:font-size="12pt" officeooo:rsid="04c12115" officeooo:paragraph-rsid="0695e027" style:font-size-asian="12pt" style:font-name-complex="David CLM" style:font-size-complex="12pt"/>
    </style:style>
    <style:style style:name="P94" style:family="paragraph" style:parent-style-name="Default" style:list-style-name="L2">
      <style:paragraph-properties fo:margin-left="0in" fo:margin-right="0in" fo:margin-top="0in" fo:margin-bottom="0in" loext:contextual-spacing="false" fo:line-height="100%" fo:text-align="end" style:justify-single-word="false" fo:text-indent="0in" style:auto-text-indent="false" style:writing-mode="rl-tb"/>
      <style:text-properties style:use-window-font-color="true" style:font-name="David CLM" fo:font-size="12pt" fo:font-weight="normal" officeooo:rsid="05b29d91" officeooo:paragraph-rsid="0695e027" style:font-size-asian="12pt" style:font-weight-asian="normal" style:font-name-complex="David CLM" style:font-size-complex="12pt"/>
    </style:style>
    <style:style style:name="P95"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 fo:font-size="12pt" fo:font-weight="normal" officeooo:rsid="04b10495" officeooo:paragraph-rsid="04ba194c" style:font-size-asian="12pt" style:font-weight-asian="normal" style:font-name-complex="David CLM" style:font-size-complex="12pt"/>
    </style:style>
    <style:style style:name="P96"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use-window-font-color="true" style:font-name="David CLM" fo:font-size="12pt" officeooo:rsid="069396f5" officeooo:paragraph-rsid="0694271f" style:font-size-asian="12pt" style:font-name-complex="David CLM" style:font-size-complex="12pt"/>
    </style:style>
    <style:style style:name="P97" style:family="paragraph" style:parent-style-name="Default">
      <style:paragraph-properties fo:margin-left="0in" fo:margin-right="0in" fo:margin-top="0.1965in" fo:margin-bottom="0in" loext:contextual-spacing="false" fo:line-height="100%" fo:text-align="end" style:justify-single-word="false" fo:text-indent="0in" style:auto-text-indent="false" style:writing-mode="rl-tb"/>
      <style:text-properties style:font-name="David CLM" officeooo:rsid="0695e027" officeooo:paragraph-rsid="0695e027" style:font-name-complex="David CLM"/>
    </style:style>
    <style:style style:name="P98" style:family="paragraph" style:parent-style-name="Default">
      <style:paragraph-properties fo:line-height="100%" fo:text-align="end" style:justify-single-word="false" style:writing-mode="rl-tb"/>
      <style:text-properties style:font-name="David CLM" officeooo:rsid="066be7b8" officeooo:paragraph-rsid="066be7b8" style:font-name-complex="David CLM"/>
    </style:style>
    <style:style style:name="P99"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4636a87" officeooo:paragraph-rsid="04636a87" style:font-name-complex="David CLM"/>
    </style:style>
    <style:style style:name="P100" style:family="paragraph" style:parent-style-name="Heading_20_3">
      <style:paragraph-properties fo:line-height="100%"/>
      <style:text-properties style:font-name="David CLM" officeooo:rsid="0566d23d" officeooo:paragraph-rsid="067b8d2c" style:font-name-complex="David CLM"/>
    </style:style>
    <style:style style:name="P101" style:family="paragraph" style:parent-style-name="Heading_20_3">
      <style:paragraph-properties fo:line-height="100%"/>
      <style:text-properties style:font-name="David CLM" officeooo:rsid="069c3f25" officeooo:paragraph-rsid="069c3f25" style:font-name-complex="David CLM"/>
    </style:style>
    <style:style style:name="P102" style:family="paragraph" style:parent-style-name="Heading_20_3">
      <style:paragraph-properties fo:line-height="100%"/>
      <style:text-properties style:use-window-font-color="true" style:font-name="David CLM" fo:font-size="12pt" fo:font-weight="normal" officeooo:rsid="052c385e" officeooo:paragraph-rsid="06644046" style:font-size-asian="12pt" style:font-weight-asian="normal" style:font-name-complex="David CLM" style:font-size-complex="12pt"/>
    </style:style>
    <style:style style:name="T1" style:family="text">
      <style:text-properties officeooo:rsid="046930d4"/>
    </style:style>
    <style:style style:name="T2" style:family="text">
      <style:text-properties officeooo:rsid="04739ef1"/>
    </style:style>
    <style:style style:name="T3" style:family="text">
      <style:text-properties style:use-window-font-color="true"/>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4739ef1" style:font-size-asian="12pt" style:font-size-complex="12pt"/>
    </style:style>
    <style:style style:name="T6" style:family="text">
      <style:text-properties style:use-window-font-color="true" fo:font-size="12pt" officeooo:rsid="04741233" style:font-size-asian="12pt" style:font-size-complex="12pt"/>
    </style:style>
    <style:style style:name="T7" style:family="text">
      <style:text-properties style:use-window-font-color="true" fo:font-size="12pt" officeooo:rsid="0475e079" style:font-size-asian="12pt" style:font-size-complex="12pt"/>
    </style:style>
    <style:style style:name="T8" style:family="text">
      <style:text-properties style:use-window-font-color="true" fo:font-size="12pt" officeooo:rsid="0476f4ab" style:font-size-asian="12pt" style:font-size-complex="12pt"/>
    </style:style>
    <style:style style:name="T9" style:family="text">
      <style:text-properties style:use-window-font-color="true" fo:font-size="12pt" officeooo:rsid="04788eb2" style:font-size-asian="12pt" style:font-size-complex="12pt"/>
    </style:style>
    <style:style style:name="T10" style:family="text">
      <style:text-properties style:use-window-font-color="true" fo:font-size="12pt" officeooo:rsid="04878633" style:font-size-asian="12pt" style:font-size-complex="12pt"/>
    </style:style>
    <style:style style:name="T11" style:family="text">
      <style:text-properties style:use-window-font-color="true" fo:font-size="12pt" officeooo:rsid="04885a14" style:font-size-asian="12pt" style:font-size-complex="12pt"/>
    </style:style>
    <style:style style:name="T12" style:family="text">
      <style:text-properties style:use-window-font-color="true" fo:font-size="12pt" officeooo:rsid="04896e6d" style:font-size-asian="12pt" style:font-size-complex="12pt"/>
    </style:style>
    <style:style style:name="T13" style:family="text">
      <style:text-properties style:use-window-font-color="true" fo:font-size="12pt" officeooo:rsid="048de806" style:font-size-asian="12pt" style:font-size-complex="12pt"/>
    </style:style>
    <style:style style:name="T14" style:family="text">
      <style:text-properties style:use-window-font-color="true" fo:font-size="12pt" officeooo:rsid="05a0b686" style:font-size-asian="12pt" style:font-size-complex="12pt"/>
    </style:style>
    <style:style style:name="T15" style:family="text">
      <style:text-properties style:use-window-font-color="true" fo:font-size="12pt" fo:font-style="italic" fo:font-weight="bold" officeooo:rsid="04739ef1" style:font-size-asian="12pt" style:font-style-asian="italic" style:font-weight-asian="bold" style:font-size-complex="12pt" style:font-weight-complex="bold"/>
    </style:style>
    <style:style style:name="T16"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17" style:family="text">
      <style:text-properties style:use-window-font-color="true" fo:font-size="12pt" fo:font-style="italic" fo:font-weight="normal" officeooo:rsid="04fa7ba5" style:font-size-asian="12pt" style:font-style-asian="italic" style:font-weight-asian="normal" style:font-size-complex="12pt" style:font-style-complex="italic" style:font-weight-complex="normal"/>
    </style:style>
    <style:style style:name="T18" style:family="text">
      <style:text-properties style:use-window-font-color="true" fo:font-size="12pt" fo:font-style="italic" fo:font-weight="normal" officeooo:rsid="05581e27" style:font-size-asian="12pt" style:font-style-asian="italic" style:font-weight-asian="normal" style:font-size-complex="12pt" style:font-style-complex="italic" style:font-weight-complex="normal"/>
    </style:style>
    <style:style style:name="T19" style:family="text">
      <style:text-properties style:use-window-font-color="true" fo:font-size="12pt" fo:font-style="italic" fo:font-weight="normal" officeooo:rsid="0697df88" style:font-size-asian="12pt" style:font-style-asian="italic" style:font-weight-asian="normal" style:font-size-complex="12pt" style:font-style-complex="italic" style:font-weight-complex="normal"/>
    </style:style>
    <style:style style:name="T20" style:family="text">
      <style:text-properties style:use-window-font-color="true" fo:font-size="12pt" fo:font-style="italic" fo:font-weight="normal" officeooo:rsid="04fc194d" style:font-size-asian="12pt" style:font-style-asian="italic" style:font-weight-asian="normal" style:font-size-complex="12pt" style:font-style-complex="italic"/>
    </style:style>
    <style:style style:name="T21" style:family="text">
      <style:text-properties style:use-window-font-color="true" fo:font-size="12pt" fo:font-weight="bold" style:font-size-asian="12pt" style:font-weight-asian="bold" style:font-size-complex="12pt" style:font-weight-complex="bold"/>
    </style:style>
    <style:style style:name="T22" style:family="text">
      <style:text-properties style:use-window-font-color="true" fo:font-size="12pt" fo:font-weight="bold" officeooo:rsid="04739ef1" style:font-size-asian="12pt" style:font-weight-asian="bold" style:font-size-complex="12pt" style:font-weight-complex="bold"/>
    </style:style>
    <style:style style:name="T23" style:family="text">
      <style:text-properties style:use-window-font-color="true" fo:font-size="12pt" fo:font-weight="bold" officeooo:rsid="04741233" style:font-size-asian="12pt" style:font-weight-asian="bold" style:font-size-complex="12pt" style:font-weight-complex="bold"/>
    </style:style>
    <style:style style:name="T24" style:family="text">
      <style:text-properties style:use-window-font-color="true" fo:font-size="12pt" fo:font-weight="bold" officeooo:rsid="04896e6d" style:font-size-asian="12pt" style:font-weight-asian="bold" style:font-size-complex="12pt" style:font-weight-complex="bold"/>
    </style:style>
    <style:style style:name="T25" style:family="text">
      <style:text-properties style:use-window-font-color="true" fo:font-size="12pt" fo:font-weight="bold" officeooo:rsid="048de806" style:font-size-asian="12pt" style:font-weight-asian="bold" style:font-size-complex="12pt" style:font-weight-complex="bold"/>
    </style:style>
    <style:style style:name="T26" style:family="text">
      <style:text-properties style:use-window-font-color="true" fo:font-size="12pt" fo:font-weight="bold" officeooo:rsid="0513abfb" style:font-size-asian="12pt" style:font-weight-asian="bold" style:font-size-complex="12pt" style:font-weight-complex="bold"/>
    </style:style>
    <style:style style:name="T27" style:family="text">
      <style:text-properties style:use-window-font-color="true" fo:font-size="12pt" fo:font-weight="bold" officeooo:rsid="05146c22" style:font-size-asian="12pt" style:font-weight-asian="bold" style:font-size-complex="12pt" style:font-weight-complex="bold"/>
    </style:style>
    <style:style style:name="T28" style:family="text">
      <style:text-properties style:use-window-font-color="true" fo:font-size="12pt" fo:font-weight="bold" officeooo:rsid="054b3372" style:font-size-asian="12pt" style:font-weight-asian="bold" style:font-size-complex="12pt" style:font-weight-complex="bold"/>
    </style:style>
    <style:style style:name="T29" style:family="text">
      <style:text-properties style:use-window-font-color="true" fo:font-size="12pt" fo:font-weight="bold" officeooo:rsid="055b8763" style:font-size-asian="12pt" style:font-weight-asian="bold" style:font-size-complex="12pt" style:font-weight-complex="bold"/>
    </style:style>
    <style:style style:name="T30" style:family="text">
      <style:text-properties style:use-window-font-color="true" fo:font-size="12pt" fo:font-weight="bold" officeooo:rsid="0560fdbc" style:font-size-asian="12pt" style:font-weight-asian="bold" style:font-size-complex="12pt" style:font-weight-complex="bold"/>
    </style:style>
    <style:style style:name="T31" style:family="text">
      <style:text-properties style:use-window-font-color="true" fo:font-size="12pt" fo:font-weight="bold" officeooo:rsid="063ecd22" style:font-size-asian="12pt" style:font-weight-asian="bold" style:font-size-complex="12pt" style:font-weight-complex="bold"/>
    </style:style>
    <style:style style:name="T32" style:family="text">
      <style:text-properties style:use-window-font-color="true" fo:font-size="12pt" fo:font-weight="bold" officeooo:rsid="06970cde" style:font-size-asian="12pt" style:font-weight-asian="bold" style:font-size-complex="12pt" style:font-weight-complex="bold"/>
    </style:style>
    <style:style style:name="T33" style:family="text">
      <style:text-properties style:use-window-font-color="true" fo:font-size="12pt" fo:font-weight="normal" style:font-size-asian="12pt" style:font-weight-asian="normal" style:font-size-complex="12pt"/>
    </style:style>
    <style:style style:name="T34" style:family="text">
      <style:text-properties style:use-window-font-color="true" fo:font-size="12pt" fo:font-weight="normal" officeooo:rsid="047f464b" style:font-size-asian="12pt" style:font-weight-asian="normal" style:font-size-complex="12pt"/>
    </style:style>
    <style:style style:name="T35" style:family="text">
      <style:text-properties style:use-window-font-color="true" fo:font-size="12pt" fo:font-weight="normal" officeooo:rsid="04803052" style:font-size-asian="12pt" style:font-weight-asian="normal" style:font-size-complex="12pt"/>
    </style:style>
    <style:style style:name="T36" style:family="text">
      <style:text-properties style:use-window-font-color="true" fo:font-size="12pt" fo:font-weight="normal" officeooo:rsid="0480a0b0" style:font-size-asian="12pt" style:font-weight-asian="normal" style:font-size-complex="12pt"/>
    </style:style>
    <style:style style:name="T37" style:family="text">
      <style:text-properties style:use-window-font-color="true" fo:font-size="12pt" fo:font-weight="normal" style:font-size-asian="12pt" style:font-weight-asian="normal" style:font-size-complex="12pt" style:font-weight-complex="normal"/>
    </style:style>
    <style:style style:name="T38" style:family="text">
      <style:text-properties style:use-window-font-color="true" fo:font-size="12pt" fo:font-weight="normal" officeooo:rsid="04896e6d" style:font-size-asian="12pt" style:font-weight-asian="normal" style:font-size-complex="12pt" style:font-weight-complex="normal"/>
    </style:style>
    <style:style style:name="T39" style:family="text">
      <style:text-properties style:use-window-font-color="true" fo:font-size="12pt" fo:font-weight="normal" officeooo:rsid="048de806" style:font-size-asian="12pt" style:font-weight-asian="normal" style:font-size-complex="12pt" style:font-weight-complex="normal"/>
    </style:style>
    <style:style style:name="T40" style:family="text">
      <style:text-properties style:use-window-font-color="true" fo:font-size="12pt" fo:font-weight="normal" officeooo:rsid="0497c241" style:font-size-asian="12pt" style:font-weight-asian="normal" style:font-size-complex="12pt" style:font-weight-complex="normal"/>
    </style:style>
    <style:style style:name="T41" style:family="text">
      <style:text-properties style:use-window-font-color="true" fo:font-size="12pt" fo:font-weight="normal" officeooo:rsid="048e427e" style:font-size-asian="12pt" style:font-weight-asian="normal" style:font-size-complex="12pt" style:font-weight-complex="normal"/>
    </style:style>
    <style:style style:name="T42" style:family="text">
      <style:text-properties style:use-window-font-color="true" fo:font-size="12pt" fo:font-weight="normal" officeooo:rsid="0592ca83" style:font-size-asian="12pt" style:font-weight-asian="normal" style:font-size-complex="12pt" style:font-weight-complex="normal"/>
    </style:style>
    <style:style style:name="T43" style:family="text">
      <style:text-properties style:use-window-font-color="true" fo:font-size="12pt" fo:font-weight="normal" officeooo:rsid="04f9b582" style:font-size-asian="12pt" style:font-weight-asian="normal" style:font-size-complex="12pt" style:font-weight-complex="normal"/>
    </style:style>
    <style:style style:name="T44" style:family="text">
      <style:text-properties style:use-window-font-color="true" fo:font-size="12pt" fo:font-weight="normal" officeooo:rsid="04fa7ba5" style:font-size-asian="12pt" style:font-weight-asian="normal" style:font-size-complex="12pt" style:font-weight-complex="normal"/>
    </style:style>
    <style:style style:name="T45" style:family="text">
      <style:text-properties style:use-window-font-color="true" fo:font-size="12pt" fo:font-weight="normal" officeooo:rsid="053bb552" style:font-size-asian="12pt" style:font-weight-asian="normal" style:font-size-complex="12pt" style:font-weight-complex="normal"/>
    </style:style>
    <style:style style:name="T46" style:family="text">
      <style:text-properties style:use-window-font-color="true" fo:font-size="12pt" fo:font-weight="normal" officeooo:rsid="0647a382" style:font-size-asian="12pt" style:font-weight-asian="normal" style:font-size-complex="12pt" style:font-weight-complex="normal"/>
    </style:style>
    <style:style style:name="T47" style:family="text">
      <style:text-properties style:use-window-font-color="true" fo:font-size="12pt" fo:font-weight="normal" officeooo:rsid="064794c2" style:font-size-asian="12pt" style:font-weight-asian="normal" style:font-size-complex="12pt" style:font-weight-complex="normal"/>
    </style:style>
    <style:style style:name="T48" style:family="text">
      <style:text-properties style:use-window-font-color="true" fo:font-size="12pt" fo:font-weight="normal" officeooo:rsid="0647ccc0" style:font-size-asian="12pt" style:font-weight-asian="normal" style:font-size-complex="12pt" style:font-weight-complex="normal"/>
    </style:style>
    <style:style style:name="T49" style:family="text">
      <style:text-properties style:use-window-font-color="true" fo:font-size="12pt" fo:font-weight="normal" officeooo:rsid="0653be4f" style:font-size-asian="12pt" style:font-weight-asian="normal" style:font-size-complex="12pt" style:font-weight-complex="normal"/>
    </style:style>
    <style:style style:name="T50" style:family="text">
      <style:text-properties style:use-window-font-color="true" fo:font-size="12pt" fo:font-weight="normal" officeooo:rsid="064988e1" style:font-size-asian="12pt" style:font-weight-asian="normal" style:font-size-complex="12pt" style:font-weight-complex="normal"/>
    </style:style>
    <style:style style:name="T51" style:family="text">
      <style:text-properties style:use-window-font-color="true" fo:font-size="12pt" fo:font-weight="normal" officeooo:rsid="051f6bf5" style:font-size-asian="12pt" style:font-weight-asian="normal" style:font-size-complex="12pt" style:font-weight-complex="normal"/>
    </style:style>
    <style:style style:name="T52" style:family="text">
      <style:text-properties style:use-window-font-color="true" fo:font-size="12pt" fo:font-weight="normal" officeooo:rsid="054b3372" style:font-size-asian="12pt" style:font-weight-asian="normal" style:font-size-complex="12pt" style:font-weight-complex="normal"/>
    </style:style>
    <style:style style:name="T53" style:family="text">
      <style:text-properties style:use-window-font-color="true" fo:font-size="12pt" fo:font-weight="normal" officeooo:rsid="054f5c68" style:font-size-asian="12pt" style:font-weight-asian="normal" style:font-size-complex="12pt" style:font-weight-complex="normal"/>
    </style:style>
    <style:style style:name="T54" style:family="text">
      <style:text-properties style:use-window-font-color="true" fo:font-size="12pt" fo:font-weight="normal" officeooo:rsid="0650070f" style:font-size-asian="12pt" style:font-weight-asian="normal" style:font-size-complex="12pt" style:font-weight-complex="normal"/>
    </style:style>
    <style:style style:name="T55" style:family="text">
      <style:text-properties style:use-window-font-color="true" fo:font-size="12pt" fo:font-weight="normal" officeooo:rsid="0551144a" style:font-size-asian="12pt" style:font-weight-asian="normal" style:font-size-complex="12pt" style:font-weight-complex="normal"/>
    </style:style>
    <style:style style:name="T56" style:family="text">
      <style:text-properties style:use-window-font-color="true" fo:font-size="12pt" fo:font-weight="normal" officeooo:rsid="05560a6f" style:font-size-asian="12pt" style:font-weight-asian="normal" style:font-size-complex="12pt" style:font-weight-complex="normal"/>
    </style:style>
    <style:style style:name="T57" style:family="text">
      <style:text-properties style:use-window-font-color="true" fo:font-size="12pt" fo:font-weight="normal" officeooo:rsid="05576102" style:font-size-asian="12pt" style:font-weight-asian="normal" style:font-size-complex="12pt" style:font-weight-complex="normal"/>
    </style:style>
    <style:style style:name="T58" style:family="text">
      <style:text-properties style:use-window-font-color="true" fo:font-size="12pt" fo:font-weight="normal" officeooo:rsid="05581e27" style:font-size-asian="12pt" style:font-weight-asian="normal" style:font-size-complex="12pt" style:font-weight-complex="normal"/>
    </style:style>
    <style:style style:name="T59" style:family="text">
      <style:text-properties style:use-window-font-color="true" fo:font-size="12pt" fo:font-weight="normal" officeooo:rsid="0559f595" style:font-size-asian="12pt" style:font-weight-asian="normal" style:font-size-complex="12pt" style:font-weight-complex="normal"/>
    </style:style>
    <style:style style:name="T60" style:family="text">
      <style:text-properties style:use-window-font-color="true" fo:font-size="12pt" fo:font-weight="normal" officeooo:rsid="055b8763" style:font-size-asian="12pt" style:font-weight-asian="normal" style:font-size-complex="12pt" style:font-weight-complex="normal"/>
    </style:style>
    <style:style style:name="T61" style:family="text">
      <style:text-properties style:use-window-font-color="true" fo:font-size="12pt" fo:font-weight="normal" officeooo:rsid="055d47ca" style:font-size-asian="12pt" style:font-weight-asian="normal" style:font-size-complex="12pt" style:font-weight-complex="normal"/>
    </style:style>
    <style:style style:name="T62" style:family="text">
      <style:text-properties style:use-window-font-color="true" fo:font-size="12pt" fo:font-weight="normal" officeooo:rsid="061ffb97" style:font-size-asian="12pt" style:font-weight-asian="normal" style:font-size-complex="12pt" style:font-weight-complex="normal"/>
    </style:style>
    <style:style style:name="T63" style:family="text">
      <style:text-properties style:use-window-font-color="true" fo:font-size="12pt" fo:font-weight="normal" officeooo:rsid="055d9fc9" style:font-size-asian="12pt" style:font-weight-asian="normal" style:font-size-complex="12pt" style:font-weight-complex="normal"/>
    </style:style>
    <style:style style:name="T64" style:family="text">
      <style:text-properties style:use-window-font-color="true" fo:font-size="12pt" fo:font-weight="normal" officeooo:rsid="0560fdbc" style:font-size-asian="12pt" style:font-weight-asian="normal" style:font-size-complex="12pt" style:font-weight-complex="normal"/>
    </style:style>
    <style:style style:name="T65" style:family="text">
      <style:text-properties style:use-window-font-color="true" fo:font-size="12pt" fo:font-weight="normal" officeooo:rsid="062533bc" style:font-size-asian="12pt" style:font-weight-asian="normal" style:font-size-complex="12pt" style:font-weight-complex="normal"/>
    </style:style>
    <style:style style:name="T66" style:family="text">
      <style:text-properties style:use-window-font-color="true" fo:font-size="12pt" fo:font-weight="normal" officeooo:rsid="0625bf93" style:font-size-asian="12pt" style:font-weight-asian="normal" style:font-size-complex="12pt" style:font-weight-complex="normal"/>
    </style:style>
    <style:style style:name="T67" style:family="text">
      <style:text-properties style:use-window-font-color="true" fo:font-size="12pt" fo:font-weight="normal" officeooo:rsid="065a7b95" style:font-size-asian="12pt" style:font-weight-asian="normal" style:font-size-complex="12pt" style:font-weight-complex="normal"/>
    </style:style>
    <style:style style:name="T68" style:family="text">
      <style:text-properties style:use-window-font-color="true" fo:font-size="12pt" fo:font-weight="normal" officeooo:rsid="065bf667" style:font-size-asian="12pt" style:font-weight-asian="normal" style:font-size-complex="12pt" style:font-weight-complex="normal"/>
    </style:style>
    <style:style style:name="T69" style:family="text">
      <style:text-properties style:use-window-font-color="true" fo:font-size="12pt" fo:font-weight="normal" officeooo:rsid="065cb0ab" style:font-size-asian="12pt" style:font-weight-asian="normal" style:font-size-complex="12pt" style:font-weight-complex="normal"/>
    </style:style>
    <style:style style:name="T70" style:family="text">
      <style:text-properties style:use-window-font-color="true" fo:font-size="12pt" fo:font-weight="normal" officeooo:rsid="0663347f" style:font-size-asian="12pt" style:font-weight-asian="normal" style:font-size-complex="12pt" style:font-weight-complex="normal"/>
    </style:style>
    <style:style style:name="T71" style:family="text">
      <style:text-properties style:use-window-font-color="true" fo:font-size="12pt" fo:font-weight="normal" officeooo:rsid="06671ee4" style:font-size-asian="12pt" style:font-weight-asian="normal" style:font-size-complex="12pt" style:font-weight-complex="normal"/>
    </style:style>
    <style:style style:name="T72" style:family="text">
      <style:text-properties style:use-window-font-color="true" fo:font-size="12pt" fo:font-weight="normal" officeooo:rsid="06970cde" style:font-size-asian="12pt" style:font-weight-asian="normal" style:font-size-complex="12pt" style:font-weight-complex="normal"/>
    </style:style>
    <style:style style:name="T73" style:family="text">
      <style:text-properties style:use-window-font-color="true" fo:font-size="12pt" fo:font-weight="normal" officeooo:rsid="0697df88" style:font-size-asian="12pt" style:font-weight-asian="normal" style:font-size-complex="12pt" style:font-weight-complex="normal"/>
    </style:style>
    <style:style style:name="T74" style:family="text">
      <style:text-properties style:use-window-font-color="true" fo:font-size="12pt" fo:font-weight="normal" officeooo:rsid="049003e2" style:font-size-asian="12pt" style:font-weight-asian="normal" style:font-size-complex="12pt"/>
    </style:style>
    <style:style style:name="T75" style:family="text">
      <style:text-properties style:use-window-font-color="true" fo:font-size="12pt" fo:font-weight="normal" officeooo:rsid="0491042b" style:font-size-asian="12pt" style:font-weight-asian="normal" style:font-size-complex="12pt"/>
    </style:style>
    <style:style style:name="T76" style:family="text">
      <style:text-properties style:use-window-font-color="true" fo:font-size="12pt" fo:font-weight="normal" officeooo:rsid="0491348b" style:font-size-asian="12pt" style:font-weight-asian="normal" style:font-size-complex="12pt"/>
    </style:style>
    <style:style style:name="T77" style:family="text">
      <style:text-properties style:use-window-font-color="true" fo:font-size="12pt" fo:font-weight="normal" officeooo:rsid="04929a27" style:font-size-asian="12pt" style:font-weight-asian="normal" style:font-size-complex="12pt"/>
    </style:style>
    <style:style style:name="T78" style:family="text">
      <style:text-properties style:use-window-font-color="true" fo:font-size="12pt" fo:font-weight="normal" officeooo:rsid="04836e86" style:font-size-asian="12pt" style:font-weight-asian="normal" style:font-size-complex="12pt"/>
    </style:style>
    <style:style style:name="T79" style:family="text">
      <style:text-properties style:use-window-font-color="true" fo:font-size="12pt" fo:font-weight="normal" officeooo:rsid="04971770" style:font-size-asian="12pt" style:font-weight-asian="normal" style:font-size-complex="12pt"/>
    </style:style>
    <style:style style:name="T80" style:family="text">
      <style:text-properties style:use-window-font-color="true" fo:font-size="12pt" fo:font-weight="normal" officeooo:rsid="0498cae6" style:font-size-asian="12pt" style:font-weight-asian="normal" style:font-size-complex="12pt"/>
    </style:style>
    <style:style style:name="T81" style:family="text">
      <style:text-properties style:use-window-font-color="true" fo:font-size="12pt" fo:font-weight="normal" officeooo:rsid="04996f3c" style:font-size-asian="12pt" style:font-weight-asian="normal" style:font-size-complex="12pt"/>
    </style:style>
    <style:style style:name="T82" style:family="text">
      <style:text-properties style:use-window-font-color="true" fo:font-size="12pt" fo:font-weight="normal" officeooo:rsid="049aea3d" style:font-size-asian="12pt" style:font-weight-asian="normal" style:font-size-complex="12pt"/>
    </style:style>
    <style:style style:name="T83" style:family="text">
      <style:text-properties style:use-window-font-color="true" fo:font-size="12pt" fo:font-weight="normal" officeooo:rsid="049e6314" style:font-size-asian="12pt" style:font-weight-asian="normal" style:font-size-complex="12pt"/>
    </style:style>
    <style:style style:name="T84" style:family="text">
      <style:text-properties style:use-window-font-color="true" fo:font-size="12pt" fo:font-weight="normal" officeooo:rsid="049f391f" style:font-size-asian="12pt" style:font-weight-asian="normal" style:font-size-complex="12pt"/>
    </style:style>
    <style:style style:name="T85" style:family="text">
      <style:text-properties style:use-window-font-color="true" fo:font-size="12pt" fo:font-weight="normal" officeooo:rsid="049fec3e" style:font-size-asian="12pt" style:font-weight-asian="normal" style:font-size-complex="12pt"/>
    </style:style>
    <style:style style:name="T86" style:family="text">
      <style:text-properties style:use-window-font-color="true" fo:font-size="12pt" fo:font-weight="normal" officeooo:rsid="04a2b74c" style:font-size-asian="12pt" style:font-weight-asian="normal" style:font-size-complex="12pt"/>
    </style:style>
    <style:style style:name="T87" style:family="text">
      <style:text-properties style:use-window-font-color="true" fo:font-size="12pt" fo:font-weight="normal" officeooo:rsid="05939a62" style:font-size-asian="12pt" style:font-weight-asian="normal" style:font-size-complex="12pt"/>
    </style:style>
    <style:style style:name="T88" style:family="text">
      <style:text-properties style:use-window-font-color="true" fo:font-size="12pt" fo:font-weight="normal" officeooo:rsid="0593b8db" style:font-size-asian="12pt" style:font-weight-asian="normal" style:font-size-complex="12pt"/>
    </style:style>
    <style:style style:name="T89" style:family="text">
      <style:text-properties style:use-window-font-color="true" fo:font-size="12pt" fo:font-weight="normal" officeooo:rsid="059598fc" style:font-size-asian="12pt" style:font-weight-asian="normal" style:font-size-complex="12pt"/>
    </style:style>
    <style:style style:name="T90" style:family="text">
      <style:text-properties style:use-window-font-color="true" fo:font-size="12pt" fo:font-weight="normal" officeooo:rsid="051f6bf5" style:font-size-asian="12pt" style:font-weight-asian="normal" style:font-size-complex="12pt"/>
    </style:style>
    <style:style style:name="T91" style:family="text">
      <style:text-properties style:use-window-font-color="true" fo:font-size="12pt" fo:font-weight="normal" officeooo:rsid="048dc168" style:font-size-asian="12pt" style:font-weight-asian="normal" style:font-size-complex="12pt"/>
    </style:style>
    <style:style style:name="T92" style:family="text">
      <style:text-properties style:use-window-font-color="true" fo:font-size="12pt" fo:font-weight="normal" officeooo:rsid="0592ca83" style:font-size-asian="12pt" style:font-weight-asian="normal" style:font-size-complex="12pt"/>
    </style:style>
    <style:style style:name="T93" style:family="text">
      <style:text-properties style:use-window-font-color="true" fo:font-size="12pt" fo:font-weight="normal" officeooo:rsid="048e427e" style:font-size-asian="12pt" style:font-weight-asian="normal" style:font-size-complex="12pt"/>
    </style:style>
    <style:style style:name="T94" style:family="text">
      <style:text-properties style:use-window-font-color="true" fo:font-size="12pt" fo:font-weight="normal" officeooo:rsid="049dab09" style:font-size-asian="12pt" style:font-weight-asian="normal" style:font-size-complex="12pt"/>
    </style:style>
    <style:style style:name="T95" style:family="text">
      <style:text-properties style:use-window-font-color="true" fo:font-size="12pt" fo:font-weight="normal" officeooo:rsid="05f9b9a7" style:font-size-asian="12pt" style:font-weight-asian="normal" style:font-size-complex="12pt"/>
    </style:style>
    <style:style style:name="T96" style:family="text">
      <style:text-properties style:use-window-font-color="true" fo:font-size="12pt" fo:font-weight="normal" officeooo:rsid="05a3a837" style:font-size-asian="12pt" style:font-weight-asian="normal" style:font-size-complex="12pt"/>
    </style:style>
    <style:style style:name="T97" style:family="text">
      <style:text-properties style:use-window-font-color="true" fo:font-size="12pt" fo:font-weight="normal" officeooo:rsid="05c8d16c" style:font-size-asian="12pt" style:font-weight-asian="normal" style:font-size-complex="12pt"/>
    </style:style>
    <style:style style:name="T98" style:family="text">
      <style:text-properties style:use-window-font-color="true" fo:font-size="12pt" fo:font-weight="normal" officeooo:rsid="05f6576b" style:font-size-asian="12pt" style:font-weight-asian="normal" style:font-size-complex="12pt"/>
    </style:style>
    <style:style style:name="T99" style:family="text">
      <style:text-properties style:use-window-font-color="true" fo:font-size="12pt" fo:font-weight="normal" officeooo:rsid="05a50ca6" style:font-size-asian="12pt" style:font-weight-asian="normal" style:font-size-complex="12pt"/>
    </style:style>
    <style:style style:name="T100" style:family="text">
      <style:text-properties style:use-window-font-color="true" fo:font-size="12pt" fo:font-weight="normal" officeooo:rsid="05af9a24" style:font-size-asian="12pt" style:font-weight-asian="normal" style:font-size-complex="12pt"/>
    </style:style>
    <style:style style:name="T101" style:family="text">
      <style:text-properties style:use-window-font-color="true" fo:font-size="12pt" fo:font-weight="normal" officeooo:rsid="05b5e17f" style:font-size-asian="12pt" style:font-weight-asian="normal" style:font-size-complex="12pt"/>
    </style:style>
    <style:style style:name="T102" style:family="text">
      <style:text-properties style:use-window-font-color="true" fo:font-size="12pt" fo:font-weight="normal" officeooo:rsid="05ac615d" style:font-size-asian="12pt" style:font-weight-asian="normal" style:font-size-complex="12pt"/>
    </style:style>
    <style:style style:name="T103" style:family="text">
      <style:text-properties style:use-window-font-color="true" fo:font-size="12pt" fo:font-weight="normal" officeooo:rsid="05fe0a12" style:font-size-asian="12pt" style:font-weight-asian="normal" style:font-size-complex="12pt"/>
    </style:style>
    <style:style style:name="T104" style:family="text">
      <style:text-properties style:use-window-font-color="true" fo:font-size="12pt" fo:font-weight="normal" officeooo:rsid="05bb410a" style:font-size-asian="12pt" style:font-weight-asian="normal" style:font-size-complex="12pt"/>
    </style:style>
    <style:style style:name="T105" style:family="text">
      <style:text-properties style:use-window-font-color="true" fo:font-size="12pt" fo:font-weight="normal" officeooo:rsid="05acbb4d" style:font-size-asian="12pt" style:font-weight-asian="normal" style:font-size-complex="12pt"/>
    </style:style>
    <style:style style:name="T106" style:family="text">
      <style:text-properties style:use-window-font-color="true" fo:font-size="12pt" fo:font-weight="normal" officeooo:rsid="060d8b7a" style:font-size-asian="12pt" style:font-weight-asian="normal" style:font-size-complex="12pt"/>
    </style:style>
    <style:style style:name="T107" style:family="text">
      <style:text-properties style:use-window-font-color="true" fo:font-size="12pt" fo:font-weight="normal" officeooo:rsid="05acbb4d" style:font-size-asian="12pt" style:font-weight-asian="normal" style:font-size-complex="12pt" style:language-complex="he" style:country-complex="IL"/>
    </style:style>
    <style:style style:name="T108" style:family="text">
      <style:text-properties style:use-window-font-color="true" fo:font-size="12pt" fo:font-weight="normal" officeooo:rsid="060da64e" style:font-size-asian="12pt" style:font-weight-asian="normal" style:font-size-complex="12pt"/>
    </style:style>
    <style:style style:name="T109" style:family="text">
      <style:text-properties style:use-window-font-color="true" fo:font-size="12pt" fo:font-weight="normal" officeooo:rsid="05c5aa16" style:font-size-asian="12pt" style:font-weight-asian="normal" style:font-size-complex="12pt"/>
    </style:style>
    <style:style style:name="T110" style:family="text">
      <style:text-properties style:use-window-font-color="true" fo:font-size="12pt" fo:font-weight="normal" officeooo:rsid="05ae35dc" style:font-size-asian="12pt" style:font-weight-asian="normal" style:font-size-complex="12pt"/>
    </style:style>
    <style:style style:name="T111" style:family="text">
      <style:text-properties style:use-window-font-color="true" fo:font-size="12pt" fo:font-weight="normal" officeooo:rsid="05d6c0c1" style:font-size-asian="12pt" style:font-weight-asian="normal" style:font-size-complex="12pt"/>
    </style:style>
    <style:style style:name="T112" style:family="text">
      <style:text-properties style:use-window-font-color="true" fo:font-size="12pt" fo:font-weight="normal" officeooo:rsid="04e96636" style:font-size-asian="12pt" style:font-weight-asian="normal" style:font-size-complex="12pt"/>
    </style:style>
    <style:style style:name="T113" style:family="text">
      <style:text-properties style:use-window-font-color="true" fo:font-size="12pt" fo:font-weight="normal" officeooo:rsid="04fc194d" style:font-size-asian="12pt" style:font-weight-asian="normal" style:font-size-complex="12pt"/>
    </style:style>
    <style:style style:name="T114" style:family="text">
      <style:text-properties style:use-window-font-color="true" fo:font-size="12pt" fo:font-weight="normal" officeooo:rsid="061b90df" style:font-size-asian="12pt" style:font-weight-asian="normal" style:font-size-complex="12pt"/>
    </style:style>
    <style:style style:name="T115" style:family="text">
      <style:text-properties style:use-window-font-color="true" fo:font-size="12pt" fo:font-weight="normal" officeooo:rsid="04fd9722" style:font-size-asian="12pt" style:font-weight-asian="normal" style:font-size-complex="12pt"/>
    </style:style>
    <style:style style:name="T116" style:family="text">
      <style:text-properties style:use-window-font-color="true" fo:font-size="12pt" fo:font-weight="normal" officeooo:rsid="050caeb6" style:font-size-asian="12pt" style:font-weight-asian="normal" style:font-size-complex="12pt"/>
    </style:style>
    <style:style style:name="T117" style:family="text">
      <style:text-properties style:use-window-font-color="true" fo:font-size="12pt" fo:font-weight="normal" officeooo:rsid="050d7ac1" style:font-size-asian="12pt" style:font-weight-asian="normal" style:font-size-complex="12pt"/>
    </style:style>
    <style:style style:name="T118" style:family="text">
      <style:text-properties style:use-window-font-color="true" fo:font-size="12pt" fo:font-weight="normal" officeooo:rsid="0505e252" style:font-size-asian="12pt" style:font-weight-asian="normal" style:font-size-complex="12pt"/>
    </style:style>
    <style:style style:name="T119" style:family="text">
      <style:text-properties style:use-window-font-color="true" fo:font-size="12pt" fo:font-weight="normal" officeooo:rsid="050b2825" style:font-size-asian="12pt" style:font-weight-asian="normal" style:font-size-complex="12pt"/>
    </style:style>
    <style:style style:name="T120" style:family="text">
      <style:text-properties style:use-window-font-color="true" fo:font-size="12pt" fo:font-weight="normal" officeooo:rsid="050f5d03" style:font-size-asian="12pt" style:font-weight-asian="normal" style:font-size-complex="12pt"/>
    </style:style>
    <style:style style:name="T121" style:family="text">
      <style:text-properties style:use-window-font-color="true" fo:font-size="12pt" fo:font-weight="normal" officeooo:rsid="05103b7d" style:font-size-asian="12pt" style:font-weight-asian="normal" style:font-size-complex="12pt"/>
    </style:style>
    <style:style style:name="T122" style:family="text">
      <style:text-properties style:use-window-font-color="true" fo:font-size="12pt" fo:font-weight="normal" officeooo:rsid="05105fe6" style:font-size-asian="12pt" style:font-weight-asian="normal" style:font-size-complex="12pt"/>
    </style:style>
    <style:style style:name="T123" style:family="text">
      <style:text-properties style:use-window-font-color="true" fo:font-size="12pt" fo:font-weight="normal" officeooo:rsid="05123d7c" style:font-size-asian="12pt" style:font-weight-asian="normal" style:font-size-complex="12pt"/>
    </style:style>
    <style:style style:name="T124" style:family="text">
      <style:text-properties style:use-window-font-color="true" fo:font-size="12pt" fo:font-weight="normal" officeooo:rsid="0513abfb" style:font-size-asian="12pt" style:font-weight-asian="normal" style:font-size-complex="12pt"/>
    </style:style>
    <style:style style:name="T125" style:family="text">
      <style:text-properties style:use-window-font-color="true" fo:font-size="12pt" fo:font-weight="normal" officeooo:rsid="05146c22" style:font-size-asian="12pt" style:font-weight-asian="normal" style:font-size-complex="12pt"/>
    </style:style>
    <style:style style:name="T126" style:family="text">
      <style:text-properties style:use-window-font-color="true" fo:font-size="12pt" fo:font-weight="normal" officeooo:rsid="053d529b" style:font-size-asian="12pt" style:font-weight-asian="normal" style:font-size-complex="12pt"/>
    </style:style>
    <style:style style:name="T127" style:family="text">
      <style:text-properties style:use-window-font-color="true" fo:font-size="12pt" fo:font-weight="normal" officeooo:rsid="05163f0f" style:font-size-asian="12pt" style:font-weight-asian="normal" style:font-size-complex="12pt"/>
    </style:style>
    <style:style style:name="T128" style:family="text">
      <style:text-properties style:use-window-font-color="true" fo:font-size="12pt" fo:font-weight="normal" officeooo:rsid="051a20c3" style:font-size-asian="12pt" style:font-weight-asian="normal" style:font-size-complex="12pt"/>
    </style:style>
    <style:style style:name="T129" style:family="text">
      <style:text-properties style:use-window-font-color="true" fo:font-size="12pt" fo:font-weight="normal" officeooo:rsid="051b68f7" style:font-size-asian="12pt" style:font-weight-asian="normal" style:font-size-complex="12pt"/>
    </style:style>
    <style:style style:name="T130" style:family="text">
      <style:text-properties style:use-window-font-color="true" fo:font-size="12pt" fo:font-weight="normal" officeooo:rsid="064043ec" style:font-size-asian="12pt" style:font-weight-asian="normal" style:font-size-complex="12pt"/>
    </style:style>
    <style:style style:name="T131" style:family="text">
      <style:text-properties style:use-window-font-color="true" fo:font-size="12pt" fo:font-weight="normal" officeooo:rsid="06477fb5" style:font-size-asian="12pt" style:font-weight-asian="normal" style:font-size-complex="12pt"/>
    </style:style>
    <style:style style:name="T132" style:family="text">
      <style:text-properties style:use-window-font-color="true" fo:font-size="12pt" fo:font-weight="normal" officeooo:rsid="064794c2" style:font-size-asian="12pt" style:font-weight-asian="normal" style:font-size-complex="12pt"/>
    </style:style>
    <style:style style:name="T133" style:family="text">
      <style:text-properties style:use-window-font-color="true" fo:font-size="12pt" fo:font-weight="normal" officeooo:rsid="0645bce9" style:font-size-asian="12pt" style:font-weight-asian="normal" style:font-size-complex="12pt"/>
    </style:style>
    <style:style style:name="T134" style:family="text">
      <style:text-properties style:use-window-font-color="true" fo:font-size="12pt" fo:font-weight="normal" officeooo:rsid="0647a382" style:font-size-asian="12pt" style:font-weight-asian="normal" style:font-size-complex="12pt"/>
    </style:style>
    <style:style style:name="T135" style:family="text">
      <style:text-properties style:use-window-font-color="true" fo:font-size="12pt" fo:font-weight="normal" style:font-size-asian="12pt" style:font-weight-asian="normal" style:font-size-complex="12pt" style:font-weight-complex="bold"/>
    </style:style>
    <style:style style:name="T136" style:family="text">
      <style:text-properties style:use-window-font-color="true" fo:font-size="12pt" fo:font-weight="normal" officeooo:rsid="052727c5" style:font-size-asian="12pt" style:font-weight-asian="normal" style:font-size-complex="12pt"/>
    </style:style>
    <style:style style:name="T137" style:family="text">
      <style:text-properties style:use-window-font-color="true" fo:font-size="12pt" fo:font-weight="normal" officeooo:rsid="054d8ad3" style:font-size-asian="12pt" style:font-weight-asian="normal" style:font-size-complex="12pt"/>
    </style:style>
    <style:style style:name="T138" style:family="text">
      <style:text-properties style:use-window-font-color="true" fo:font-size="12pt" fo:font-weight="normal" officeooo:rsid="0542d01c" style:font-size-asian="12pt" style:font-weight-asian="normal" style:font-size-complex="12pt"/>
    </style:style>
    <style:style style:name="T139" style:family="text">
      <style:text-properties style:use-window-font-color="true" fo:font-size="12pt" fo:font-weight="normal" officeooo:rsid="0545d62f" style:font-size-asian="12pt" style:font-weight-asian="normal" style:font-size-complex="12pt"/>
    </style:style>
    <style:style style:name="T140" style:family="text">
      <style:text-properties style:use-window-font-color="true" fo:font-size="12pt" fo:font-weight="normal" officeooo:rsid="054e4547" style:font-size-asian="12pt" style:font-weight-asian="normal" style:font-size-complex="12pt"/>
    </style:style>
    <style:style style:name="T141" style:family="text">
      <style:text-properties style:use-window-font-color="true" fo:font-size="12pt" fo:font-weight="normal" officeooo:rsid="064b6297" style:font-size-asian="12pt" style:font-weight-asian="normal" style:font-size-complex="12pt"/>
    </style:style>
    <style:style style:name="T142" style:family="text">
      <style:text-properties style:use-window-font-color="true" fo:font-size="12pt" fo:font-weight="normal" officeooo:rsid="064ab6d8" style:font-size-asian="12pt" style:font-weight-asian="normal" style:font-size-complex="12pt"/>
    </style:style>
    <style:style style:name="T143" style:family="text">
      <style:text-properties style:use-window-font-color="true" fo:font-size="12pt" fo:font-weight="normal" officeooo:rsid="064bec78" style:font-size-asian="12pt" style:font-weight-asian="normal" style:font-size-complex="12pt"/>
    </style:style>
    <style:style style:name="T144" style:family="text">
      <style:text-properties style:use-window-font-color="true" fo:font-size="12pt" fo:font-weight="normal" officeooo:rsid="0650a59d" style:font-size-asian="12pt" style:font-weight-asian="normal" style:font-size-complex="12pt"/>
    </style:style>
    <style:style style:name="T145" style:family="text">
      <style:text-properties style:use-window-font-color="true" fo:font-size="12pt" fo:font-weight="normal" officeooo:rsid="064e8a49" style:font-size-asian="12pt" style:font-weight-asian="normal" style:font-size-complex="12pt"/>
    </style:style>
    <style:style style:name="T146" style:family="text">
      <style:text-properties style:use-window-font-color="true" fo:font-size="12pt" fo:font-weight="normal" officeooo:rsid="0653eabe" style:font-size-asian="12pt" style:font-weight-asian="normal" style:font-size-complex="12pt"/>
    </style:style>
    <style:style style:name="T147" style:family="text">
      <style:text-properties style:use-window-font-color="true" fo:font-size="12pt" fo:font-weight="normal" officeooo:rsid="054b3372" style:font-size-asian="12pt" style:font-weight-asian="normal" style:font-size-complex="12pt"/>
    </style:style>
    <style:style style:name="T148" style:family="text">
      <style:text-properties style:use-window-font-color="true" fo:font-size="12pt" fo:font-weight="normal" officeooo:rsid="054f5c68" style:font-size-asian="12pt" style:font-weight-asian="normal" style:font-size-complex="12pt"/>
    </style:style>
    <style:style style:name="T149" style:family="text">
      <style:text-properties style:use-window-font-color="true" fo:font-size="12pt" fo:font-weight="normal" officeooo:rsid="052c385e" style:font-size-asian="12pt" style:font-weight-asian="normal" style:font-size-complex="12pt"/>
    </style:style>
    <style:style style:name="T150" style:family="text">
      <style:text-properties style:use-window-font-color="true" fo:font-size="12pt" fo:font-weight="normal" officeooo:rsid="05799f1f" style:font-size-asian="12pt" style:font-weight-asian="normal" style:font-size-complex="12pt"/>
    </style:style>
    <style:style style:name="T151" style:family="text">
      <style:text-properties style:use-window-font-color="true" fo:font-size="12pt" fo:language="he" fo:country="IL" fo:font-weight="normal" officeooo:rsid="05acbb4d" style:font-size-asian="12pt" style:font-weight-asian="normal" style:font-size-complex="12pt"/>
    </style:style>
    <style:style style:name="T152" style:family="text">
      <style:text-properties style:use-window-font-color="true" style:text-position="super 58%" fo:font-size="12pt" fo:font-weight="normal" officeooo:rsid="051b68f7" style:font-size-asian="12pt" style:font-weight-asian="normal" style:font-size-complex="12pt"/>
    </style:style>
    <style:style style:name="T153" style:family="text">
      <style:text-properties style:use-window-font-color="true" style:text-position="9% 100%" fo:font-size="36pt" fo:font-weight="normal" officeooo:rsid="065cb0ab" style:font-size-asian="36pt" style:font-weight-asian="normal" style:font-size-complex="12pt" style:font-weight-complex="normal"/>
    </style:style>
    <style:style style:name="T154" style:family="text">
      <style:text-properties style:use-window-font-color="true" style:font-name="David CLM" fo:font-size="12pt" fo:font-weight="normal" style:font-size-asian="12pt" style:font-weight-asian="normal" style:font-name-complex="David CLM" style:font-size-complex="12pt"/>
    </style:style>
    <style:style style:name="T155" style:family="text">
      <style:text-properties style:use-window-font-color="true" style:font-name="David CLM" fo:font-size="12pt" fo:font-weight="normal" officeooo:rsid="0681d3d7" style:font-size-asian="12pt" style:font-weight-asian="normal" style:font-name-complex="David CLM" style:font-size-complex="12pt"/>
    </style:style>
    <style:style style:name="T156" style:family="text">
      <style:text-properties style:use-window-font-color="true" style:font-name="David CLM" fo:font-size="12pt" fo:font-weight="normal" officeooo:rsid="06826f64" style:font-size-asian="12pt" style:font-weight-asian="normal" style:font-name-complex="David CLM" style:font-size-complex="12pt"/>
    </style:style>
    <style:style style:name="T157" style:family="text">
      <style:text-properties style:use-window-font-color="true" style:font-name="David CLM" fo:font-size="12pt" fo:font-weight="normal" officeooo:rsid="0682a686" style:font-size-asian="12pt" style:font-weight-asian="normal" style:font-name-complex="David CLM" style:font-size-complex="12pt"/>
    </style:style>
    <style:style style:name="T158" style:family="text">
      <style:text-properties style:use-window-font-color="true" style:font-name="David CLM" fo:font-size="12pt" fo:font-weight="normal" officeooo:rsid="06849ae4" style:font-size-asian="12pt" style:font-weight-asian="normal" style:font-name-complex="David CLM" style:font-size-complex="12pt"/>
    </style:style>
    <style:style style:name="T159" style:family="text">
      <style:text-properties style:use-window-font-color="true" style:font-name="David CLM" fo:font-size="12pt" fo:font-weight="normal" officeooo:rsid="0686c7b1" style:font-size-asian="12pt" style:font-weight-asian="normal" style:font-name-complex="David CLM" style:font-size-complex="12pt"/>
    </style:style>
    <style:style style:name="T160" style:family="text">
      <style:text-properties style:use-window-font-color="true" style:font-name="David CLM" fo:font-size="12pt" fo:font-weight="normal" officeooo:rsid="0686c7b1" style:font-size-asian="12pt" style:font-weight-asian="normal" style:font-name-complex="David CLM" style:font-size-complex="12pt" style:font-weight-complex="bold"/>
    </style:style>
    <style:style style:name="T161" style:family="text">
      <style:text-properties style:use-window-font-color="true" style:font-name="David CLM" fo:font-size="12pt" fo:font-weight="normal" officeooo:rsid="052400b3" style:font-size-asian="12pt" style:font-weight-asian="normal" style:font-name-complex="David CLM" style:font-size-complex="12pt"/>
    </style:style>
    <style:style style:name="T162" style:family="text">
      <style:text-properties style:use-window-font-color="true" style:font-name="David CLM" fo:font-size="12pt" fo:font-weight="normal" style:font-size-asian="12pt" style:font-weight-asian="normal" style:font-name-complex="David CLM" style:font-size-complex="12pt" style:font-weight-complex="normal"/>
    </style:style>
    <style:style style:name="T163" style:family="text">
      <style:text-properties style:use-window-font-color="true" style:font-name="David CLM" fo:font-size="12pt" fo:font-weight="normal" officeooo:rsid="068ca7e3" style:font-size-asian="12pt" style:font-weight-asian="normal" style:font-name-complex="David CLM" style:font-size-complex="12pt" style:font-weight-complex="normal"/>
    </style:style>
    <style:style style:name="T164" style:family="text">
      <style:text-properties style:use-window-font-color="true" style:font-name="David CLM" fo:font-size="12pt" fo:font-weight="normal" officeooo:rsid="068ec273" style:font-size-asian="12pt" style:font-weight-asian="normal" style:font-name-complex="David CLM" style:font-size-complex="12pt" style:font-weight-complex="normal"/>
    </style:style>
    <style:style style:name="T165" style:family="text">
      <style:text-properties style:use-window-font-color="true" style:font-name="David CLM" fo:font-size="12pt" fo:font-weight="normal" officeooo:rsid="052c385e" style:font-size-asian="12pt" style:font-weight-asian="normal" style:font-name-complex="David CLM" style:font-size-complex="12pt" style:font-weight-complex="normal"/>
    </style:style>
    <style:style style:name="T166" style:family="text">
      <style:text-properties style:use-window-font-color="true" style:font-name="David CLM" fo:font-size="12pt" fo:font-weight="normal" officeooo:rsid="06903e1e" style:font-size-asian="12pt" style:font-weight-asian="normal" style:font-name-complex="David CLM" style:font-size-complex="12pt" style:font-weight-complex="normal"/>
    </style:style>
    <style:style style:name="T167" style:family="text">
      <style:text-properties style:use-window-font-color="true" style:font-name="David CLM" fo:font-size="12pt" fo:font-weight="normal" officeooo:rsid="0578b3a6" style:font-size-asian="12pt" style:font-weight-asian="normal" style:font-name-complex="David CLM" style:font-size-complex="12pt" style:font-weight-complex="normal"/>
    </style:style>
    <style:style style:name="T168" style:family="text">
      <style:text-properties style:use-window-font-color="true" style:font-name="David CLM" fo:font-size="12pt" fo:font-weight="normal" officeooo:rsid="052bb894" style:font-size-asian="12pt" style:font-weight-asian="normal" style:font-name-complex="David CLM" style:font-size-complex="12pt" style:font-weight-complex="normal"/>
    </style:style>
    <style:style style:name="T169" style:family="text">
      <style:text-properties style:use-window-font-color="true" style:font-name="David CLM" fo:font-size="12pt" fo:font-weight="normal" officeooo:rsid="0691daff" style:font-size-asian="12pt" style:font-weight-asian="normal" style:font-name-complex="David CLM" style:font-size-complex="12pt" style:font-weight-complex="normal"/>
    </style:style>
    <style:style style:name="T170" style:family="text">
      <style:text-properties style:use-window-font-color="true" style:font-name="David CLM" fo:font-size="12pt" fo:font-weight="normal" officeooo:rsid="068ec273" style:font-size-asian="12pt" style:font-weight-asian="normal" style:font-name-complex="David CLM" style:font-size-complex="12pt"/>
    </style:style>
    <style:style style:name="T171" style:family="text">
      <style:text-properties style:use-window-font-color="true" style:font-name="David CLM" fo:font-size="12pt" fo:font-weight="normal" officeooo:rsid="06903e1e" style:font-size-asian="12pt" style:font-weight-asian="normal" style:font-name-complex="David CLM" style:font-size-complex="12pt"/>
    </style:style>
    <style:style style:name="T172" style:family="text">
      <style:text-properties style:use-window-font-color="true" style:font-name="David CLM" fo:font-size="12pt" fo:font-weight="normal" officeooo:rsid="0691daff" style:font-size-asian="12pt" style:font-weight-asian="normal" style:font-name-complex="David CLM" style:font-size-complex="12pt"/>
    </style:style>
    <style:style style:name="T173" style:family="text">
      <style:text-properties style:use-window-font-color="true" style:font-name="David CLM" fo:font-size="12pt" fo:font-weight="bold" style:font-size-asian="12pt" style:font-weight-asian="bold" style:font-name-complex="David CLM" style:font-size-complex="12pt" style:font-weight-complex="bold"/>
    </style:style>
    <style:style style:name="T174" style:family="text">
      <style:text-properties style:use-window-font-color="true" style:font-name="David CLM" fo:font-size="12pt" fo:font-weight="bold" officeooo:rsid="0682a686" style:font-size-asian="12pt" style:font-weight-asian="bold" style:font-name-complex="David CLM" style:font-size-complex="12pt" style:font-weight-complex="bold"/>
    </style:style>
    <style:style style:name="T175" style:family="text">
      <style:text-properties style:use-window-font-color="true" style:font-name="David CLM" fo:font-size="12pt" fo:font-weight="bold" officeooo:rsid="0686c7b1" style:font-size-asian="12pt" style:font-weight-asian="bold" style:font-name-complex="David CLM" style:font-size-complex="12pt" style:font-weight-complex="bold"/>
    </style:style>
    <style:style style:name="T176" style:family="text">
      <style:text-properties style:use-window-font-color="true" style:font-name="David CLM" fo:font-size="12pt" style:font-size-asian="12pt" style:font-name-complex="David CLM" style:font-size-complex="12pt"/>
    </style:style>
    <style:style style:name="T177" style:family="text">
      <style:text-properties style:use-window-font-color="true" style:font-name="David CLM" fo:font-size="12pt" officeooo:rsid="0686c7b1" style:font-size-asian="12pt" style:font-name-complex="David CLM" style:font-size-complex="12pt"/>
    </style:style>
    <style:style style:name="T178" style:family="text">
      <style:text-properties style:use-window-font-color="true" style:font-name="David CLM" fo:font-size="12pt" officeooo:rsid="06892c12" style:font-size-asian="12pt" style:font-name-complex="David CLM" style:font-size-complex="12pt"/>
    </style:style>
    <style:style style:name="T179" style:family="text">
      <style:text-properties style:use-window-font-color="true" style:font-name="David CLM" fo:font-size="12pt" officeooo:rsid="068a5096" style:font-size-asian="12pt" style:font-name-complex="David CLM" style:font-size-complex="12pt"/>
    </style:style>
    <style:style style:name="T180" style:family="text">
      <style:text-properties style:use-window-font-color="true" style:font-name="David CLM" fo:font-size="12pt" fo:font-style="italic" fo:font-weight="normal" officeooo:rsid="068ec273" style:font-size-asian="12pt" style:font-style-asian="italic" style:font-weight-asian="normal" style:font-name-complex="David CLM" style:font-size-complex="12pt" style:font-style-complex="italic"/>
    </style:style>
    <style:style style:name="T181" style:family="text">
      <style:text-properties style:use-window-font-color="true" style:font-name="David CLM" fo:font-size="12pt" fo:font-style="italic" fo:font-weight="normal" officeooo:rsid="06903e1e" style:font-size-asian="12pt" style:font-style-asian="italic" style:font-weight-asian="normal" style:font-name-complex="David CLM" style:font-size-complex="12pt" style:font-style-complex="italic"/>
    </style:style>
    <style:style style:name="T182" style:family="text">
      <style:text-properties style:use-window-font-color="true" fo:font-weight="bold" officeooo:rsid="069b8b2c" style:font-weight-asian="bold" style:font-weight-complex="bold"/>
    </style:style>
    <style:style style:name="T183" style:family="text">
      <style:text-properties style:use-window-font-color="true" officeooo:rsid="066e103f"/>
    </style:style>
    <style:style style:name="T184" style:family="text">
      <style:text-properties style:use-window-font-color="true" officeooo:rsid="06743d08"/>
    </style:style>
    <style:style style:name="T185" style:family="text">
      <style:text-properties fo:font-weight="bold" style:font-weight-asian="bold" style:font-weight-complex="bold"/>
    </style:style>
    <style:style style:name="T186" style:family="text">
      <style:text-properties fo:font-weight="bold" officeooo:rsid="0406434b" style:font-weight-asian="bold" style:font-weight-complex="bold"/>
    </style:style>
    <style:style style:name="T187" style:family="text">
      <style:text-properties fo:font-weight="bold" officeooo:rsid="04e96636" style:font-weight-asian="bold" style:font-weight-complex="bold"/>
    </style:style>
    <style:style style:name="T188" style:family="text">
      <style:text-properties fo:font-weight="bold" officeooo:rsid="0639f2f8" style:font-weight-asian="bold" style:font-weight-complex="bold"/>
    </style:style>
    <style:style style:name="T189" style:family="text">
      <style:text-properties fo:font-weight="bold" officeooo:rsid="066be7b8" style:font-weight-asian="bold" style:font-weight-complex="bold"/>
    </style:style>
    <style:style style:name="T190" style:family="text">
      <style:text-properties fo:font-weight="bold" officeooo:rsid="066be7b8" style:font-weight-asian="bold"/>
    </style:style>
    <style:style style:name="T191" style:family="text">
      <style:text-properties officeooo:rsid="04a78362"/>
    </style:style>
    <style:style style:name="T192" style:family="text">
      <style:text-properties officeooo:rsid="0406434b"/>
    </style:style>
    <style:style style:name="T193" style:family="text">
      <style:text-properties fo:font-weight="normal" style:font-weight-asian="normal"/>
    </style:style>
    <style:style style:name="T194" style:family="text">
      <style:text-properties fo:font-weight="normal" officeooo:rsid="04be3fe0" style:font-weight-asian="normal"/>
    </style:style>
    <style:style style:name="T195" style:family="text">
      <style:text-properties fo:font-weight="normal" officeooo:rsid="04c25e34" style:font-weight-asian="normal"/>
    </style:style>
    <style:style style:name="T196" style:family="text">
      <style:text-properties fo:font-weight="normal" officeooo:rsid="04c25f6e" style:font-weight-asian="normal"/>
    </style:style>
    <style:style style:name="T197" style:family="text">
      <style:text-properties fo:font-weight="normal" officeooo:rsid="04ca0ece" style:font-weight-asian="normal"/>
    </style:style>
    <style:style style:name="T198" style:family="text">
      <style:text-properties fo:font-weight="normal" officeooo:rsid="04cb8a2f" style:font-weight-asian="normal"/>
    </style:style>
    <style:style style:name="T199" style:family="text">
      <style:text-properties fo:font-weight="normal" officeooo:rsid="04cc9538" style:font-weight-asian="normal"/>
    </style:style>
    <style:style style:name="T200" style:family="text">
      <style:text-properties fo:font-weight="normal" officeooo:rsid="04d3f75f" style:font-weight-asian="normal"/>
    </style:style>
    <style:style style:name="T201" style:family="text">
      <style:text-properties fo:font-weight="normal" officeooo:rsid="04d5a094" style:font-weight-asian="normal"/>
    </style:style>
    <style:style style:name="T202" style:family="text">
      <style:text-properties fo:font-weight="normal" officeooo:rsid="04e96636" style:font-weight-asian="normal" style:font-weight-complex="normal"/>
    </style:style>
    <style:style style:name="T203" style:family="text">
      <style:text-properties fo:font-weight="normal" officeooo:rsid="0639f2f8" style:font-weight-asian="normal" style:font-weight-complex="normal"/>
    </style:style>
    <style:style style:name="T204" style:family="text">
      <style:text-properties fo:font-weight="normal" officeooo:rsid="063b801f" style:font-weight-asian="normal" style:font-weight-complex="normal"/>
    </style:style>
    <style:style style:name="T205" style:family="text">
      <style:text-properties fo:font-weight="normal" officeooo:rsid="063d1f44" style:font-weight-asian="normal" style:font-weight-complex="normal"/>
    </style:style>
    <style:style style:name="T206" style:family="text">
      <style:text-properties fo:font-weight="normal" officeooo:rsid="063ecd22" style:font-weight-asian="normal" style:font-weight-complex="normal"/>
    </style:style>
    <style:style style:name="T207" style:family="text">
      <style:text-properties fo:font-weight="normal" officeooo:rsid="0639b32c" style:font-weight-asian="normal" style:font-weight-complex="normal"/>
    </style:style>
    <style:style style:name="T208" style:family="text">
      <style:text-properties fo:font-weight="normal" officeooo:rsid="0694271f" style:font-weight-asian="normal" style:font-weight-complex="normal"/>
    </style:style>
    <style:style style:name="T209" style:family="text">
      <style:text-properties fo:font-weight="normal" officeooo:rsid="05a3a837" style:font-weight-asian="normal"/>
    </style:style>
    <style:style style:name="T210" style:family="text">
      <style:text-properties fo:font-weight="normal" officeooo:rsid="05a50ca6" style:font-weight-asian="normal"/>
    </style:style>
    <style:style style:name="T211" style:family="text">
      <style:text-properties fo:font-weight="normal" officeooo:rsid="05a68aca" style:font-weight-asian="normal"/>
    </style:style>
    <style:style style:name="T212" style:family="text">
      <style:text-properties fo:font-weight="normal" officeooo:rsid="05a838f4" style:font-weight-asian="normal"/>
    </style:style>
    <style:style style:name="T213" style:family="text">
      <style:text-properties fo:font-weight="normal" officeooo:rsid="05a986dc" style:font-weight-asian="normal"/>
    </style:style>
    <style:style style:name="T214" style:family="text">
      <style:text-properties fo:font-weight="normal" officeooo:rsid="05aa6313" style:font-weight-asian="normal"/>
    </style:style>
    <style:style style:name="T215" style:family="text">
      <style:text-properties fo:font-weight="normal" officeooo:rsid="05ac615d" style:font-weight-asian="normal"/>
    </style:style>
    <style:style style:name="T216" style:family="text">
      <style:text-properties fo:font-weight="normal" officeooo:rsid="05be2852" style:font-weight-asian="normal"/>
    </style:style>
    <style:style style:name="T217" style:family="text">
      <style:text-properties fo:font-weight="normal" officeooo:rsid="05beab7d" style:font-weight-asian="normal"/>
    </style:style>
    <style:style style:name="T218" style:family="text">
      <style:text-properties fo:font-weight="normal" officeooo:rsid="05c2c831" style:font-weight-asian="normal"/>
    </style:style>
    <style:style style:name="T219" style:family="text">
      <style:text-properties fo:font-weight="normal" officeooo:rsid="05c2f131" style:font-weight-asian="normal"/>
    </style:style>
    <style:style style:name="T220" style:family="text">
      <style:text-properties fo:font-weight="normal" officeooo:rsid="05cd52ae" style:font-weight-asian="normal"/>
    </style:style>
    <style:style style:name="T221" style:family="text">
      <style:text-properties fo:font-weight="normal" officeooo:rsid="05d483aa" style:font-weight-asian="normal"/>
    </style:style>
    <style:style style:name="T222" style:family="text">
      <style:text-properties fo:font-weight="normal" officeooo:rsid="05f9b9a7" style:font-weight-asian="normal"/>
    </style:style>
    <style:style style:name="T223" style:family="text">
      <style:text-properties fo:font-weight="normal" officeooo:rsid="05fa2516" style:font-weight-asian="normal"/>
    </style:style>
    <style:style style:name="T224" style:family="text">
      <style:text-properties fo:font-weight="normal" officeooo:rsid="05fb511c" style:font-weight-asian="normal"/>
    </style:style>
    <style:style style:name="T225" style:family="text">
      <style:text-properties fo:font-weight="normal" officeooo:rsid="05fcf5c8" style:font-weight-asian="normal"/>
    </style:style>
    <style:style style:name="T226" style:family="text">
      <style:text-properties fo:font-weight="normal" officeooo:rsid="0609bd9b" style:font-weight-asian="normal"/>
    </style:style>
    <style:style style:name="T227" style:family="text">
      <style:text-properties fo:font-weight="normal" officeooo:rsid="06174a50" style:font-weight-asian="normal"/>
    </style:style>
    <style:style style:name="T228" style:family="text">
      <style:text-properties fo:font-weight="normal" officeooo:rsid="0639b32c" style:font-weight-asian="normal"/>
    </style:style>
    <style:style style:name="T229" style:family="text">
      <style:text-properties fo:font-style="italic" fo:font-weight="normal" style:font-style-asian="italic" style:font-weight-asian="normal" style:font-style-complex="italic"/>
    </style:style>
    <style:style style:name="T230" style:family="text">
      <style:text-properties fo:font-style="italic" fo:font-weight="normal" officeooo:rsid="04be3fe0" style:font-style-asian="italic" style:font-weight-asian="normal" style:font-style-complex="italic"/>
    </style:style>
    <style:style style:name="T231" style:family="text">
      <style:text-properties fo:font-style="italic" style:font-style-asian="italic" style:font-style-complex="italic"/>
    </style:style>
    <style:style style:name="T232" style:family="text">
      <style:text-properties fo:font-style="italic" officeooo:rsid="0406434b" style:font-style-asian="italic" style:font-style-complex="italic"/>
    </style:style>
    <style:style style:name="T233" style:family="text">
      <style:text-properties officeooo:rsid="04a8e585"/>
    </style:style>
    <style:style style:name="T234" style:family="text">
      <style:text-properties officeooo:rsid="04e96636"/>
    </style:style>
    <style:style style:name="T235" style:family="text">
      <style:text-properties officeooo:rsid="04f685fb"/>
    </style:style>
    <style:style style:name="T236" style:family="text">
      <style:text-properties officeooo:rsid="050758af"/>
    </style:style>
    <style:style style:name="T237" style:family="text">
      <style:text-properties style:text-position="super 58%" officeooo:rsid="050758af"/>
    </style:style>
    <style:style style:name="T238" style:family="text">
      <style:text-properties officeooo:rsid="05214c13"/>
    </style:style>
    <style:style style:name="T239" style:family="text">
      <style:text-properties officeooo:rsid="056e9d31"/>
    </style:style>
    <style:style style:name="T240" style:family="text">
      <style:text-properties officeooo:rsid="0571ad85"/>
    </style:style>
    <style:style style:name="T241" style:family="text">
      <style:text-properties officeooo:rsid="0576519a"/>
    </style:style>
    <style:style style:name="T242" style:family="text">
      <style:text-properties officeooo:rsid="057cac9e"/>
    </style:style>
    <style:style style:name="T243" style:family="text">
      <style:text-properties officeooo:rsid="057d7a47"/>
    </style:style>
    <style:style style:name="T244" style:family="text">
      <style:text-properties officeooo:rsid="057fe495"/>
    </style:style>
    <style:style style:name="T245" style:family="text">
      <style:text-properties officeooo:rsid="058450f2"/>
    </style:style>
    <style:style style:name="T246" style:family="text">
      <style:text-properties officeooo:rsid="058e895a"/>
    </style:style>
    <style:style style:name="T247" style:family="text">
      <style:text-properties officeooo:rsid="0618b34b"/>
    </style:style>
    <style:style style:name="T248" style:family="text">
      <style:text-properties officeooo:rsid="061cf447"/>
    </style:style>
    <style:style style:name="T249" style:family="text">
      <style:text-properties style:text-position="9% 100%" fo:font-size="36pt" fo:font-weight="bold" style:font-size-asian="36pt" style:font-weight-asian="bold"/>
    </style:style>
    <style:style style:name="T250" style:family="text">
      <style:text-properties style:text-position="9% 100%" style:font-name="Liberation Sans1" fo:font-size="12pt" officeooo:rsid="069c3f25" style:font-size-asian="12pt" style:font-name-complex="David CLM" style:font-size-complex="12pt"/>
    </style:style>
    <style:style style:name="T251" style:family="text">
      <style:text-properties fo:font-size="36pt" style:font-size-asian="36pt"/>
    </style:style>
    <style:style style:name="T252" style:family="text">
      <style:text-properties fo:font-size="36pt" officeooo:rsid="065cb0ab" style:font-size-asian="36pt"/>
    </style:style>
    <style:style style:name="T253" style:family="text">
      <style:text-properties fo:font-size="36pt" officeooo:rsid="065e22ae" style:font-size-asian="36pt"/>
    </style:style>
    <style:style style:name="T254" style:family="text">
      <style:text-properties fo:font-size="36pt" officeooo:rsid="066171a0" style:font-size-asian="36pt"/>
    </style:style>
    <style:style style:name="T255" style:family="text">
      <style:text-properties fo:font-size="36pt" officeooo:rsid="067c4fc4" style:font-size-asian="36pt"/>
    </style:style>
    <style:style style:name="T256" style:family="text">
      <style:text-properties fo:font-size="36pt" fo:font-weight="bold" style:font-size-asian="36pt" style:font-weight-asian="bold"/>
    </style:style>
    <style:style style:name="T257" style:family="text">
      <style:text-properties fo:font-size="28pt" style:font-size-asian="28pt"/>
    </style:style>
    <style:style style:name="T258" style:family="text">
      <style:text-properties officeooo:rsid="06606779"/>
    </style:style>
    <style:style style:name="T259" style:family="text">
      <style:text-properties officeooo:rsid="066be7b8"/>
    </style:style>
    <style:style style:name="T260" style:family="text">
      <style:text-properties officeooo:rsid="066d45c6"/>
    </style:style>
    <style:style style:name="T261" style:family="text">
      <style:text-properties officeooo:rsid="066e103f"/>
    </style:style>
    <style:style style:name="T262" style:family="text">
      <style:text-properties officeooo:rsid="06708f9e"/>
    </style:style>
    <style:style style:name="T263" style:family="text">
      <style:text-properties officeooo:rsid="067303d3"/>
    </style:style>
    <style:style style:name="T264" style:family="text">
      <style:text-properties style:font-name="David CLM" style:font-name-complex="David CLM"/>
    </style:style>
    <style:style style:name="T265" style:family="text">
      <style:text-properties style:font-name="David CLM" officeooo:rsid="05214c13" style:font-name-complex="David CLM"/>
    </style:style>
    <style:style style:name="T266" style:family="text">
      <style:text-properties style:font-name="David CLM" fo:font-size="12pt" officeooo:rsid="069cbd4d" style:font-size-asian="12pt" style:font-name-complex="David CLM" style:font-size-complex="12pt"/>
    </style:style>
    <style:style style:name="T267" style:family="text">
      <style:text-properties officeooo:rsid="05f9b9a7"/>
    </style:style>
    <style:style style:name="T268" style:family="text">
      <style:text-properties officeooo:rsid="05c8d16c"/>
    </style:style>
    <style:style style:name="T269" style:family="text">
      <style:text-properties officeooo:rsid="06a1aa7a"/>
    </style:style>
    <style:style style:name="T270" style:family="text">
      <style:text-properties officeooo:rsid="06a342b7"/>
    </style:style>
    <style:style style:name="T271" style:family="text">
      <style:text-properties officeooo:rsid="068d6010"/>
    </style:style>
    <style:style style:name="T272" style:family="text">
      <style:text-properties officeooo:rsid="06a3bedf"/>
    </style:style>
    <style:style style:name="T273" style:family="text">
      <style:text-properties officeooo:rsid="06a53e90"/>
    </style:style>
    <style:style style:name="T274" style:family="text">
      <style:text-properties officeooo:rsid="06a5ae2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החלפות ומעגלים</text:h>
      <text:p text:style-name="P16">היום נדבר על החלפות. נניח שכמה עובדים משובצים לתורניות, וחלק מהם היו מעדיפים להתחלף עם אחרים<text:span text:style-name="T1">. או, בהמשך לדוגמאות מהשיעור הקודם, כמה סטודנטים משובצים לחדרים במעונות והיו מעוניינים להתחלף. <text:s text:c="2"/>אנחנו רוצים ליצור שיבוץ חדש שיהיה יעיל פארטו. </text:span>לכאורה הבעיה דומה לבעיית השיבוץ שדיברנו עליה בשיעור הראשון, הרי בסופו של דבר המטרה היא לייצר שיבוץ<text:span text:style-name="T2">. <text:s/>ואכן אפשר להשתמש באלגוריתם "דיקטטורה סדרתית" שהזכרנו בשיעור הראשון והתוצאה תהיה יעילה פארטו. <text:s/>אבל זה לא אלגוריתם טוב. מדוע? כי כאן - בניגוד לבעיה הראשונה - לאנשים יש זכויות קודמות עוד לפני הפעלת המנגנון. כדי שאנשים יסכימו להשתתף במנגנון שלנו, אנחנו חייבים להבטיח להם שלא ייגרם להם נזק. <text:s/>אז בנוסף לתכונות של יעילות-פארטו ושל אמיתיות, אנחנו דורשים תכונה שלישית.</text:span></text:p>
      <text:p text:style-name="P17"><text:span text:style-name="T15">ה</text:span><text:span text:style-name="T22">גדרה</text:span><text:span text:style-name="T5">: </text:span><text:span text:style-name="T6">מנגנון מקיים את התכונה </text:span><text:span text:style-name="T23">השתתפות מרצון</text:span><text:span text:style-name="T6"> (באגנלית voluntary participation, מושג נרדף: individual rationality) אם כל משתתף מעדיף את תוצאת המנגנון על-פני המצב לפני המנגנון (או לפחות אדיש בין התוצאות)</text:span><text:span text:style-name="T7">.</text:span></text:p>
      <text:p text:style-name="P18"><text:span text:style-name="T4">אלגוריתם הדיקטטורה הסדרתית לא מקיים תכונה זו.</text:span><text:span text:style-name="T8"> הנה אלגוריתם שכן מקיים אותה.</text:span><text:span text:style-name="T9"> </text:span></text:p>
      <text:p text:style-name="P15">אלגוריתם מעגלי המסחר - Top Trading Cycles</text:p>
      <text:p text:style-name="P19"><text:span text:style-name="T9">האלגוריתם פותח ע"י אותם </text:span><text:span text:style-name="T11">חוקרים </text:span><text:span text:style-name="T9">שפיתחו את המנגנון לשידוך יציב - Gale ו Shapley, עם חוקר שלישי בשם Scarf.</text:span><text:span text:style-name="T10"> </text:span><text:span text:style-name="T14"><text:s/></text:span><text:span text:style-name="T12">הקלט לאלגוריתם הוא שיבוץ של </text:span><text:span text:style-name="T25">אנשים</text:span><text:span text:style-name="T13"> </text:span><text:span text:style-name="T12">ל</text:span><text:span text:style-name="T24">בתים</text:span><text:span text:style-name="T38"> - לכל </text:span><text:span text:style-name="T39">איש </text:span><text:span text:style-name="T38">יש בית אחד. </text:span></text:p>
      <text:p text:style-name="P40"><text:span text:style-name="T38">ה</text:span><text:span text:style-name="T40">אלגוריתם מחזיק </text:span><text:span text:style-name="T34">גרף </text:span><text:span text:style-name="T35">מכוון </text:span><text:span text:style-name="T34">שבו</text:span><text:span text:style-name="T36">:</text:span></text:p>
      <text:list xml:id="list7413446692265396813" text:style-name="L1">
        <text:list-item>
          <text:p text:style-name="P78"><text:span text:style-name="T16">הצמתים </text:span><text:span text:style-name="T35">הם </text:span><text:span text:style-name="T41">האנשים</text:span><text:span text:style-name="T42"> והבתים;</text:span></text:p>
        </text:list-item>
        <text:list-item>
          <text:p text:style-name="P79"><text:span text:style-name="T43">י</text:span><text:span text:style-name="T44">ש </text:span><text:span text:style-name="T17">קשת</text:span><text:span text:style-name="T44"> </text:span><text:span text:style-name="T36">מכל </text:span><text:span text:style-name="T76">אדם </text:span><text:span text:style-name="T91">אל </text:span><text:span text:style-name="T92">ה</text:span><text:span text:style-name="T91">בית שהוא הכי רוצה</text:span><text:span text:style-name="T92">, ומכל בית אל האדם שהוא שייך אליו</text:span><text:span text:style-name="T93">.</text:span></text:p>
        </text:list-item>
      </text:list>
      <text:p text:style-name="P40"><text:span text:style-name="T94">מעדכנים </text:span><text:span text:style-name="T80">את הגרף באופן הבא:</text:span></text:p>
      <text:p text:style-name="P3"><text:span text:style-name="T80">א</text:span><text:span text:style-name="T78">. </text:span><text:span text:style-name="T74">מוצאים מעגל </text:span><text:span text:style-name="T87">מכוון </text:span><text:span text:style-name="T74">בגרף</text:span><text:span text:style-name="T80"> (למשל ע"י אלגוריתם DFS שלמדתם בקורס קודם)</text:span><text:span text:style-name="T75">. </text:span></text:p>
      <text:p text:style-name="P3"><text:span text:style-name="T81">ב. </text:span><text:span text:style-name="T75">מבצעים את ההחלפה </text:span><text:span text:style-name="T83">ב</text:span><text:span text:style-name="T75">מעגל: כל </text:span><text:span text:style-name="T76">אדם מקבל את הבית </text:span><text:span text:style-name="T84">שהוא </text:span><text:span text:style-name="T76">מצביע עליו</text:span><text:span text:style-name="T77">.</text:span></text:p>
      <text:p text:style-name="P4"><text:span text:style-name="T82">ג</text:span><text:span text:style-name="T77">. </text:span><text:span text:style-name="T79">מוחקים מהגרף את </text:span><text:span text:style-name="T85">הצמתים של </text:span><text:span text:style-name="T79">האנשים </text:span><text:span text:style-name="T88">והבתים </text:span><text:span text:style-name="T79">שהשתתפו בהחלפה. </text:span></text:p>
      <text:p text:style-name="P4"><text:span text:style-name="T82">ד. </text:span><text:span text:style-name="T86">לכל איש שנשאר בגרף, מעדכנים את הקשת שלו כך שתצביע </text:span><text:span text:style-name="T89">לבית </text:span><text:span text:style-name="T82">שהוא הכי רוצה </text:span><text:span text:style-name="T89">מ</text:span><text:span text:style-name="T82">אלה שנשארו.</text:span></text:p>
      <text:p text:style-name="P5">ה. חוזרים על סעיפים א-ד עד שהגרף ריק.</text:p>
      <text:p text:style-name="P6"/>
      <text:p text:style-name="P7"><text:span text:style-name="T185">משפט</text:span>: אלגוריתם מעגלי המסחר מסתיים<text:span text:style-name="T191">.</text:span></text:p>
      <text:p text:style-name="P8"><text:span text:style-name="T231">הוכחה</text:span>: מספיק להוכיח שבשלב א תמיד קיים מעגל. הסיבה היא <text:span text:style-name="T233">שמכל </text:span>צומת <text:span text:style-name="T233">יוצאת קשת אחת בדיוק. כיוון שהגרף סופי, אם נתחיל מצומת כלשהו ולך בכיוון החצים, מתישהו בהכרח נגיע לצומת שכבר היינו בו - זה מעגל. <text:s text:c="2"/>מש"ל.</text:span></text:p>
      <text:p text:style-name="P9"/>
      <text:p text:style-name="P9">מה סיבוכיות זמן הריצה של האלגוריתם?<text:span text:style-name="T236"> - מציאת מעגל דורשת זמן O(n). אחרי כל מציאת מעגל, מוחקים לפחות צומת אחד, כך שמספר השלבים הוא לכל היותר n. לכן זמן הריצה הכולל הוא O(n</text:span><text:span text:style-name="T237">2</text:span><text:span text:style-name="T236">).</text:span></text:p>
      <text:p text:style-name="P95"><text:span text:style-name="T186">משפט</text:span><text:span text:style-name="T192">: אלגוריתם מעגלי המסחר מקיים את תכונת ההשתתפות-מרצון.<text:line-break/></text:span><text:span text:style-name="T232">הוכחה</text:span><text:span text:style-name="T192">: האלגוריתם משבץ כל משתתף בבית שהוא הצביע עליו בשלב כלשהו. כל משתתף מצביע תמיד על הבית של עצמו או על בית טוב יותר. מש"ל.</text:span></text:p>
      <text:p text:style-name="P95"/>
      <text:p text:style-name="P92"><text:span text:style-name="T186">מ</text:span><text:span text:style-name="T185">שפט</text:span><text:span text:style-name="T193">: </text:span><text:span text:style-name="T194">אלגוריתם מעגלי המסחר הוא אמיתי.</text:span></text:p>
      <text:p text:style-name="P93"><text:soft-page-break/><text:span text:style-name="T230">ה</text:span><text:span text:style-name="T229">וכחה</text:span><text:span text:style-name="T193">: </text:span><text:span text:style-name="T210">האבחנה החשובה כאן היא, שהקשת </text:span><text:span text:style-name="T212">היוצאת מ</text:span><text:span text:style-name="T210">אדם מסויים משפיעה </text:span><text:span text:style-name="T217">על הגרף </text:span><text:span text:style-name="T210">רק באותו סיבוב שהוא סוחר</text:span><text:span text:style-name="T213">, </text:span><text:span text:style-name="T216">ואז</text:span><text:span text:style-name="T213"> הוא יוצא מהמשחק</text:span><text:span text:style-name="T210">.</text:span><text:span text:style-name="T211"> </text:span><text:span text:style-name="T215">למשל, אם </text:span><text:span text:style-name="T218">יוסי</text:span><text:span text:style-name="T215"> סוחר במעגל 3 כשהוא </text:span><text:span text:style-name="T223">תמים </text:span><text:span text:style-name="T215">ובמעגל 5 כשהוא </text:span><text:span text:style-name="T223">ערמומי</text:span><text:span text:style-name="T215">, אז המסחר עד למעגל 3 מתנהל בדיוק באותו אופן בשני </text:span><text:span text:style-name="T224">המצבים </text:span><text:span text:style-name="T215">- </text:span><text:span text:style-name="T214">העובדה </text:span><text:span text:style-name="T219">שיוסי</text:span><text:span text:style-name="T214"> שינה את הקשת שלו, לא גרמה שום שינוי בקשתות אחרות ובמעגלים אחרים.</text:span><text:span text:style-name="T225"> </text:span></text:p>
      <text:p text:style-name="P93"><text:span text:style-name="T209">נניח </text:span><text:span text:style-name="T219">שיוסי</text:span><text:span text:style-name="T209"> סוחר במעגל k כשהוא </text:span><text:span text:style-name="T221">תמים</text:span><text:span text:style-name="T209"> ובמעגל j כשהוא </text:span><text:span text:style-name="T220">ערמומי</text:span><text:span text:style-name="T209">.</text:span><text:span text:style-name="T226"> נשווה בין מצבים אלו ב</text:span><text:span text:style-name="T222">שני מקרים.</text:span></text:p>
      <text:list xml:id="list6621812441741884866" text:style-name="L2">
        <text:list-item>
          <text:p text:style-name="P89"><text:span text:style-name="T95">מקרה א:</text:span><text:span text:style-name="T96"> j&gt;=k</text:span><text:span text:style-name="T97">. <text:s/></text:span><text:span text:style-name="T98">במקרה זה, </text:span><text:span text:style-name="T99">המסחר עד למעגל </text:span><text:span text:style-name="T100">k-1</text:span><text:span text:style-name="T99"> </text:span><text:span text:style-name="T101">זהה </text:span><text:span text:style-name="T102">בשני </text:span><text:span text:style-name="T103">המצבים</text:span><text:span text:style-name="T104">.</text:span><text:span text:style-name="T105"> לכן קבוצת הבתים שנשארו זמינים</text:span><text:span text:style-name="T106"> </text:span><text:span text:style-name="T107">אחרי מעגל </text:span><text:span text:style-name="T151">k-1 </text:span><text:span text:style-name="T105">היא זהה בשני </text:span><text:span text:style-name="T103">המצבים</text:span><text:span text:style-name="T105">. </text:span><text:span text:style-name="T108">ו</text:span><text:span text:style-name="T109">כשיוסי</text:span><text:span text:style-name="T110"> </text:span><text:span text:style-name="T111">תמים, </text:span><text:span text:style-name="T110">הוא מקבל את הבית הטוב ביותר </text:span><text:span text:style-name="T108">בקבוצה זו.</text:span></text:p>
        </text:list-item>
        <text:list-item>
          <text:p text:style-name="P94"><text:span text:style-name="T267">מקרה ב: </text:span>j&lt;k. <text:span text:style-name="T268"><text:s text:c="2"/>במקרה זה, המסחר עד למעגל j-1 זהה בשני המצבים. בסיבוב הבא, כל הקשתות זהות בשני המצבים, פרט לקשת היוצאת מיוסי. כשיוסי ערמומי, הקשת היוצאת ממנו סוגרת מעגל (מעגל j); נניח שהוא סוגר מעגל עם בית כלשהו x. כשיוסי תמים, הוא נמצא בסופה של שרשרת המתחילה בבית x. <text:s text:c="3"/>כל עוד לא נסגר מעגל, כל השרשרת הזאת נשארת בגרף. בפרט, בית x עדיין נמצא בגרף כאשר מעגל k נסגר. לכן הבית שמקבל יוסי כשהוא תמים טוב לפחות כמו x.</text:span></text:p>
        </text:list-item>
      </text:list>
      <text:p text:style-name="P96"><text:span text:style-name="T193">אלגוריתם מעגלי המסחר הוא גם יעיל פארטו (תרגיל בית). אבל הוא </text:span><text:span text:style-name="T228">מקיים </text:span><text:span text:style-name="T193">גם </text:span><text:span text:style-name="T228">תכונה חזקה יותר הנקראת </text:span><text:span text:style-name="T207">יציב</text:span><text:span text:style-name="T203">ות.</text:span><text:span text:style-name="T207"> </text:span><text:span text:style-name="T203">בהינתן שיבוץ מסויים של אנשים לבתים, נגדיר </text:span><text:span text:style-name="T188">קבוצה מערערת</text:span><text:span text:style-name="T203">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205">בוץ</text:span><text:span text:style-name="T203"> נקרא </text:span><text:span text:style-name="T188">יציב</text:span><text:span text:style-name="T203">. קבוצת השיבוצים היציבים נקראת ה</text:span><text:span text:style-name="T188">ליבה </text:span><text:span text:style-name="T203">(</text:span><text:span text:style-name="T188">core</text:span><text:span text:style-name="T203">)</text:span><text:span text:style-name="T204"> של משחק השיבוצים</text:span><text:span text:style-name="T203">.</text:span><text:span text:style-name="T204"> ניתן להראות שהליבה כוללת בדיוק שיבוץ אחד, והוא השיבוץ המוחזר ע"י אלגוריתם מעגלי המסחר.</text:span><text:span text:style-name="T208"> </text:span><text:span text:style-name="T206">קל לראות <text:s/>ששיבוץ יציב הוא יעיל פארטו ומקיים השתתפות מרצון.</text:span></text:p>
      <text:p text:style-name="P97"><text:span text:style-name="T31">מ</text:span><text:span text:style-name="T21">שפט</text:span><text:span text:style-name="T32"> א</text:span><text:span text:style-name="T37">: אלגו</text:span><text:span text:style-name="T72">ריתם מעגל המסחר מחזיר תמיד שיבוץ יציב.<text:line-break/></text:span><text:span text:style-name="T32">משפט ב</text:span><text:span text:style-name="T72">: </text:span><text:span text:style-name="T73">יש רק שיבוץ יציב אחד - והוא זה שמחזיר אלגוריתם מעגלי המסחר.<text:line-break/></text:span><text:span text:style-name="T19">הוכחה</text:span><text:span text:style-name="T73">: ראו במצגת.</text:span></text:p>
      <text:p text:style-name="P56"/>
      <text:p text:style-name="P58"><text:span text:style-name="T193">אלגוריתם מעגלי המסחר יכול לשמש תחליף </text:span><text:span text:style-name="T195">למסחר בכסף, במצבים שבהם לא רוצים מסיבה כלשהי </text:span><text:span text:style-name="T193">להשתמש בכסף. לדוגמה</text:span><text:span text:style-name="T196">, אפשר להשתמש בו כדי לבנות מערכת להחלפת </text:span><text:span text:style-name="T197">ספרים משומשים.</text:span><text:span text:style-name="T198"> כל אחד מציע </text:span><text:span text:style-name="T199">ספר ובוחר את הספר שהוא הכי רוצה מבין הספרים האחרים, והמערכת מבצעת החלפות במעגל.</text:span><text:span text:style-name="T200"> </text:span><text:span text:style-name="T201">מעגלי-מסחר יכולים לשמש גם כדי ליישם את מצוות היובל בימינו. ראו מאמר</text:span><text:span text:style-name="T227">י</text:span><text:span text:style-name="T201"> "אלגוריתם היובל - תהליך הדרגתי לחלוקת קרקעות", בד"ד 28, http://www.tora.us.fm/tryg/yovl/bdd/yovel-bdd-28.pdf.</text:span></text:p>
      <text:p text:style-name="P59"/>
      <text:p text:style-name="P88">החלפת כליות - kidney exchange</text:p>
      <text:p text:style-name="P20">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247">ש</text:span>אין <text:span text:style-name="T247">בה </text:span>תור להשתלת כליות<text:span text:style-name="T247">...</text:span>). </text:p>
      <text:p text:style-name="P21">החוק כן מתיר תרומת איברים בחינם, <text:span text:style-name="T234">ואכן לחולים רבים יש חבר או קרוב המוכן לתרום להם כליה. הבעיה היא, שבמקרים רבים התורם לא מתאימה לחולה מבחינה רפואית. הסיבה העיקרית היא </text:span><text:span text:style-name="T187">סוג הדם</text:span><text:span text:style-name="T234">.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62">תורם V <text:s text:c="3"/>נתרם &gt;</text:p>
          </table:table-cell>
          <table:table-cell table:style-name="Table1.A1" office:value-type="string">
            <text:p text:style-name="P63">O</text:p>
          </table:table-cell>
          <table:table-cell table:style-name="Table1.A1" office:value-type="string">
            <text:p text:style-name="P63">A</text:p>
          </table:table-cell>
          <table:table-cell table:style-name="Table1.A1" office:value-type="string">
            <text:p text:style-name="P63">B</text:p>
          </table:table-cell>
          <table:table-cell table:style-name="Table1.E1" office:value-type="string">
            <text:p text:style-name="P63">AB</text:p>
          </table:table-cell>
        </table:table-row>
        <table:table-row>
          <table:table-cell table:style-name="Table1.A2" office:value-type="string">
            <text:p text:style-name="P64">O</text:p>
          </table:table-cell>
          <table:table-cell table:style-name="Table1.A2" office:value-type="string">
            <text:p text:style-name="P65">כן</text:p>
          </table:table-cell>
          <table:table-cell table:style-name="Table1.A2" office:value-type="string">
            <text:p text:style-name="P65">כן</text:p>
          </table:table-cell>
          <table:table-cell table:style-name="Table1.A2" office:value-type="string">
            <text:p text:style-name="P65">כן</text:p>
          </table:table-cell>
          <table:table-cell table:style-name="Table1.E2" office:value-type="string">
            <text:p text:style-name="P65">כן</text:p>
          </table:table-cell>
        </table:table-row>
        <table:table-row>
          <table:table-cell table:style-name="Table1.A2" office:value-type="string">
            <text:p text:style-name="P63">A</text:p>
          </table:table-cell>
          <table:table-cell table:style-name="Table1.A2" office:value-type="string">
            <text:p text:style-name="P66">לא</text:p>
          </table:table-cell>
          <table:table-cell table:style-name="Table1.A2" office:value-type="string">
            <text:p text:style-name="P65">כן</text:p>
          </table:table-cell>
          <table:table-cell table:style-name="Table1.A2" office:value-type="string">
            <text:p text:style-name="P66">לא</text:p>
          </table:table-cell>
          <table:table-cell table:style-name="Table1.E2" office:value-type="string">
            <text:p text:style-name="P65">כן</text:p>
          </table:table-cell>
        </table:table-row>
        <text:soft-page-break/>
        <table:table-row>
          <table:table-cell table:style-name="Table1.A2" office:value-type="string">
            <text:p text:style-name="P63">B</text:p>
          </table:table-cell>
          <table:table-cell table:style-name="Table1.A2" office:value-type="string">
            <text:p text:style-name="P66">לא</text:p>
          </table:table-cell>
          <table:table-cell table:style-name="Table1.A2" office:value-type="string">
            <text:p text:style-name="P66">לא</text:p>
          </table:table-cell>
          <table:table-cell table:style-name="Table1.A2" office:value-type="string">
            <text:p text:style-name="P65">כן</text:p>
          </table:table-cell>
          <table:table-cell table:style-name="Table1.E2" office:value-type="string">
            <text:p text:style-name="P65">כן</text:p>
          </table:table-cell>
        </table:table-row>
        <table:table-row>
          <table:table-cell table:style-name="Table1.A2" office:value-type="string">
            <text:p text:style-name="P63">AB</text:p>
          </table:table-cell>
          <table:table-cell table:style-name="Table1.A2" office:value-type="string">
            <text:p text:style-name="P66">לא</text:p>
          </table:table-cell>
          <table:table-cell table:style-name="Table1.A2" office:value-type="string">
            <text:p text:style-name="P66">לא</text:p>
          </table:table-cell>
          <table:table-cell table:style-name="Table1.A2" office:value-type="string">
            <text:p text:style-name="P66">לא</text:p>
          </table:table-cell>
          <table:table-cell table:style-name="Table1.E2" office:value-type="string">
            <text:p text:style-name="P65">כן</text:p>
          </table:table-cell>
        </table:table-row>
      </table:table>
      <text:p text:style-name="P23"/>
      <text:p text:style-name="P23">בנוסף לסוג דם ישנם עוד גורמים<text:span text:style-name="T241"> -</text:span> נוגדנים מסויימים שנמצאים אצל התורם ולא אצל הנתרם יכולים לגרום לדחיית השתל.</text:p>
      <text:p text:style-name="P22"><text:span text:style-name="T234">עכשיו תארו לעצמכם שיש </text:span><text:span text:style-name="T202">שני </text:span><text:span text:style-name="T234">זוגות תורמים: תורם א מתאים לחולה ב (למשל שניהם עם דם סוג A), ותורם ב מתאים לחולה א (למשל שניהם עם דם סוג B). במצב זה אפשר לבצע </text:span><text:span text:style-name="T187">החלפת כליות</text:span><text:span text:style-name="T234">: הארבעה מסכמים ביניהם, שתורם א יתרום לחולה ב ובתמורה תורם ב יתרום לחולה א. </text:span><text:span text:style-name="T112">"מסחר" מסוג זה הוא חוקי ברוב המדינות. </text:span></text:p>
      <text:p text:style-name="P24"><text:span text:style-name="T235">כדי לעודד החלפות כאלו, הוקמו מאגרי-מידע של זוגות חולים ותורמים, למשל מאגר </text:span>Kidney Paired Donation<text:span text:style-name="T235"> בארה"ב. ניתן לייצג מאגר-מידע כזה כגרף מכוון שבו:</text:span></text:p>
      <text:list xml:id="list121350291034438" text:continue-list="list7413446692265396813" text:style-name="L1">
        <text:list-item>
          <text:p text:style-name="P79"><text:span text:style-name="T16">הצמתים </text:span><text:span text:style-name="T35">הם </text:span><text:span text:style-name="T44">הזוגות;</text:span></text:p>
        </text:list-item>
        <text:list-item>
          <text:p text:style-name="P79"><text:span text:style-name="T113">יש </text:span><text:span text:style-name="T20">קשת</text:span><text:span text:style-name="T113"> מזוג א אל זוג ב, אם </text:span><text:span text:style-name="T114">ה</text:span><text:span text:style-name="T113">תורם </text:span><text:span text:style-name="T114">בזוג </text:span><text:span text:style-name="T113">א יכול </text:span><text:span text:style-name="T115">מבחינה רפואית </text:span><text:span text:style-name="T113">לתרום כליה לחולה </text:span><text:span text:style-name="T114">בזוג </text:span><text:span text:style-name="T113">ב.</text:span></text:p>
        </text:list-item>
      </text:list>
      <text:p text:style-name="P35">עקרונית, יכולנו להשתמש כאן באלגוריתם "מעגלי המסחר"<text:span text:style-name="T248"> (וכך אכן עשו בהתחלה - בשנת 2004 - כשהקימו את המאגר הראשון)</text:span>. אולם יש שתי בעיות:</text:p>
      <text:list xml:id="list3942184392107384371" text:style-name="L3">
        <text:list-item>
          <text:p text:style-name="P83">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80"><text:span text:style-name="T116">החלפת כליות</text:span><text:span text:style-name="T117"> היא תהליך בלתי הפיך. לכן, </text:span><text:span text:style-name="T112">כדי לוודא </text:span><text:span text:style-name="T117">ש</text:span><text:span text:style-name="T112">אף תורם לא יתחרט באמצע, </text:span><text:span text:style-name="T118">חשוב שכל ההשתלות יתבצעו </text:span><text:span text:style-name="T112">בדיוק באותו זמן.</text:span><text:span text:style-name="T118">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41"><text:span text:style-name="T119">במצב זה, נראה שהפתרון של מציאת מעגלים </text:span><text:span text:style-name="T120">אינו</text:span><text:span text:style-name="T119"> מתאים. אבל אפשר להשתמש בפתרון אחר.</text:span></text:p>
      <text:p text:style-name="P12">ה<text:span text:style-name="T238">חלפת כליות בזוגות</text:span></text:p>
      <text:p text:style-name="P42"><text:span text:style-name="T121">ראשית, נניח שאנחנו מסתפקים </text:span><text:span text:style-name="T122">במעגלים באורך 2. </text:span><text:span text:style-name="T123">במצב זה אפשר להפוך את הגרף לגרף לא-מכוון, שבו יש קשת בין זוג א לזוג ב, אם גם תורם א מתאים לחולה ב וגם תורם ב מתאים לחולה א.</text:span><text:span text:style-name="T124"> המטרה שלנו היא לבצע כמה שיותר החלפות. לאיזו בעיה בתורת הגרפים זה מתאים? </text:span><text:span text:style-name="T26">מציאת שידוך </text:span><text:span text:style-name="T27">גדול ביותר</text:span><text:span text:style-name="T26"> בגרף</text:span><text:span text:style-name="T45">.</text:span></text:p>
      <text:p text:style-name="P43"><text:span text:style-name="T125">בקורס הקודם למדתם למצוא שידוך גדול ביותר בגרף דו-צדדי בעזרת אלגוריתם הזרימה של Ford-Fulkerson. הגרף שלנו הוא גרף כללי - לא בהכרח דו-צדדי. לכן צריך אלגוריתם כללי יותר. ואכן קיים אלגוריתם </text:span><text:span text:style-name="T126">אשר </text:span><text:span text:style-name="T125">מוצא </text:span><text:span text:style-name="T127">שידוך גדול ביותר </text:span><text:span text:style-name="T128">בגרף כללי </text:span><text:span text:style-name="T127">בזמן פולינומיאלי. האלגוריתם הראשון שהוצג לבעיה זו היה של ג'ק אדמונדס (Jack Edmonds). הוא נקרא אלגוריתם הפרחים (Blossom algorithm)</text:span><text:span text:style-name="T129">. </text:span><text:span text:style-name="T130">ז</text:span><text:span text:style-name="T129">מן הריצה שלו: O(|E||V|</text:span><text:span text:style-name="T152">2</text:span><text:span text:style-name="T129">)</text:span><text:span text:style-name="T131">.</text:span><text:span text:style-name="T132"> </text:span></text:p>
      <text:p text:style-name="P44"><text:span text:style-name="T33">א. </text:span><text:span text:style-name="T133">צבע את כל הקשתות באדום (</text:span><text:span text:style-name="T132">צבע אדום מסמל שהקשת </text:span><text:span text:style-name="T133">לא בשידוך</text:span><text:span text:style-name="T134">; ירוק יסמל שהקשת בשידוך</text:span><text:span text:style-name="T133">).</text:span><text:span text:style-name="T131"> </text:span></text:p>
      <text:p text:style-name="P44"><text:span text:style-name="T33">ב. </text:span><text:span text:style-name="T130">מ</text:span><text:span text:style-name="T33">צא </text:span><text:span text:style-name="T21">מסלול שיפור</text:span><text:span text:style-name="T135"> </text:span><text:span text:style-name="T37">(augmenting path): מסלול המתחיל ומסתיים בצומת </text:span><text:span text:style-name="T46">שאינו בשידוך (סמוך רק לקשתות אדומות)</text:span><text:span text:style-name="T37">, והקשתות שבו מתחלפות</text:span><text:span text:style-name="T47"> בצבען: אדום--ירוק--אדום--...--ירוק--אדום. </text:span></text:p>
      <text:p text:style-name="P45"><text:span text:style-name="T37">ג. </text:span><text:span text:style-name="T46">הפוך את צבע הקשתות במסלול השיפור: כל אדומה לירוקה וכל ירוקה לאדומה</text:span><text:span text:style-name="T48"> (שימו לב שמספר הקשתות הירוקות גדל ב-1 ומספר הצמתים בשידוך גדל ב-2).</text:span></text:p>
      <text:p text:style-name="P36">ד. בצע את שלבים ב, ג כל עוד יש מסלול שיפור.</text:p>
      <text:p text:style-name="P46"><text:span text:style-name="T37">לפי הלמה של ברג' (Berge), </text:span><text:span text:style-name="T49">שלא נוכיח כאן, </text:span><text:span text:style-name="T37">שידוך הוא מקסימלי אם-ורק-אם אין בו מסלולי שיפור. לכן האלגוריתם הנ"ל עובד. החלק הקשה באלגוריתם הוא חלק ב - מציאת מסלול שיפור (כאן נכנס הקטע </text:span><text:soft-page-break/><text:span text:style-name="T37">של הפרחים). מפאת קוצר הזמן לא נתאר שלב זה כאן</text:span><text:span text:style-name="T50">; המעוניינים מוזמנים להסתכל בויקיפדיה </text:span><text:span text:style-name="T51">https://en.wikipedia.org/wiki/Blossom_algorithm</text:span><text:span text:style-name="T37">.</text:span></text:p>
      <text:p text:style-name="P47"><text:span text:style-name="T90">ה</text:span><text:span text:style-name="T33">שלב הבא הוא לברר האם </text:span><text:span text:style-name="T136">האלגוריתם אמיתי</text:span><text:span text:style-name="T33">. </text:span><text:span text:style-name="T137">צריך קודם להגדיר מה זה בכלל "אמיתי" בהקשר של החלפת כליות. הרי </text:span><text:span text:style-name="T138">התאמה בין תורם לנתרם אינה קשורה להעדפות של המשתתפים</text:span><text:span text:style-name="T139"> -</text:span><text:span text:style-name="T138"> היא </text:span><text:span text:style-name="T139">אובייקטיבית </text:span><text:span text:style-name="T140">ו</text:span><text:span text:style-name="T138">ניתנת לבדיקה רפואית. </text:span><text:span text:style-name="T141">עדיין יש </text:span><text:span text:style-name="T142">שני דברים </text:span><text:span text:style-name="T141">שזוגות יכולים </text:span><text:span text:style-name="T142">לעשות:</text:span></text:p>
      <text:list xml:id="list386716644790678411" text:style-name="L4">
        <text:list-item>
          <text:p text:style-name="P81"><text:span text:style-name="T142">ח</text:span><text:span text:style-name="T33">ולים </text:span><text:span text:style-name="T143">שיש להם כמה תורמים תואמים</text:span><text:span text:style-name="T144"> במאגר</text:span><text:span text:style-name="T143">, </text:span><text:span text:style-name="T33">יכולים להסתיר תוצאות של בדיקות המראות על התאמה</text:span><text:span text:style-name="T144"> (או לא לבצע את הבדיקות)</text:span><text:span text:style-name="T33">, וכך </text:span><text:span text:style-name="T145">להסתיר </text:span><text:span text:style-name="T33">קשתות עם תורמים תואמים.</text:span></text:p>
        </text:list-item>
        <text:list-item>
          <text:p text:style-name="P82"><text:span text:style-name="T33">חולים שיש להם כמה חברים </text:span><text:span text:style-name="T141">לא-תואמים </text:span><text:span text:style-name="T33">שמוכנים לתרום </text:span><text:span text:style-name="T146">לזכותם</text:span><text:span text:style-name="T141">, יכולים להסתיר אותם</text:span><text:span text:style-name="T144"> (או להגיד להם לא לבוא)</text:span><text:span text:style-name="T141">, וכך </text:span><text:span text:style-name="T145">להסתיר </text:span><text:span text:style-name="T141">קשתות עם חולים תואמים.</text:span></text:p>
        </text:list-item>
      </text:list>
      <text:p text:style-name="P48"><text:span text:style-name="T141">ב</text:span><text:span text:style-name="T33">שני המקרים המניפולציה מתבטאת בהסתרה של קשת בגרף ההתאמות. </text:span><text:span text:style-name="T147">נגדיר </text:span><text:span text:style-name="T148">ש</text:span><text:span text:style-name="T147">אלגוריתם להחלפת כליות </text:span><text:span text:style-name="T148">הוא </text:span><text:span text:style-name="T28">אמיתי </text:span><text:span text:style-name="T52">אם </text:span><text:span text:style-name="T53">אף זוג לא יכול להרוויח ע"י הסתרת </text:span><text:span text:style-name="T54">קשת</text:span><text:span text:style-name="T55">. "להרוויח" הכוונה, שבמצב הרגיל הוא לא ישתתף בהחלפה, וע"י ההסתרה הוא כן ישתתף בהחלפה. </text:span></text:p>
      <text:p text:style-name="P49"><text:span text:style-name="T55">ה</text:span><text:span text:style-name="T37">אם אלגוריתם "שידוך גדול ביותר" הוא אמיתי לפי הגדרה זו? </text:span><text:span text:style-name="T56">זה תלוי </text:span><text:span text:style-name="T57">בפרט </text:span><text:span text:style-name="T58">טכני-לכאורה באלגוריתם למציאת שידוך גדול ביותר </text:span><text:span text:style-name="T59">-</text:span><text:span text:style-name="T58">- באופן </text:span><text:span text:style-name="T18">שבירת השיוויון</text:span><text:span text:style-name="T58"> שלו (tie-breaking)</text:span><text:span text:style-name="T59"> -- מה האלגוריתם עושה כשיש </text:span><text:span text:style-name="T29">כמה</text:span><text:span text:style-name="T60"> </text:span><text:span text:style-name="T59">שידוכים גדולים ביותר?</text:span><text:span text:style-name="T60"> איך הוא מחליט איזה מהם להחזיר?</text:span></text:p>
      <text:p text:style-name="P50"><text:span text:style-name="T59">ב</text:span><text:span text:style-name="T37">דרך-כלל, </text:span><text:span text:style-name="T61">כשמפתחים </text:span><text:span text:style-name="T37">אלגוריתם אופטימיזציה, הדבר היחיד שחשוב לנו </text:span><text:span text:style-name="T61">הוא שהאלגוריתם יחזיר תוצאה </text:span><text:span text:style-name="T62">אופטימלית </text:span><text:span text:style-name="T63">כלשהי. אם יש שתיים - שיחזיר אחת מהן, מה אכפת לנו איזה? <text:s text:c="2"/>אבל </text:span><text:span text:style-name="T64">כשמדברים על </text:span><text:span text:style-name="T30">מנגנון</text:span><text:span text:style-name="T64">, </text:span><text:span text:style-name="T63"><text:s/></text:span><text:span text:style-name="T64">לפרטים האלה יש חשיבות</text:span><text:span text:style-name="T65">.</text:span><text:span text:style-name="T66"> </text:span><text:span text:style-name="T67">תארו לכם שמישהו ייכנס לקוד של האלגוריתם ויבין איך הוא עובד, ויגיע למסקנה שאם הוא יסתיר </text:span><text:span text:style-name="T68">אחת מהקשתות שלו - הוא יגדיל את הסיכויים שלו להיכנס לשידוך (עם קשת אחרת). זה יגרום לאנשים להסתיר קשתות ועלול לפגוע ביעילות של האלגוריתם</text:span><text:span text:style-name="T69">!</text:span></text:p>
      <text:p text:style-name="P37">כדי לפתור את הבעיה צריך להגדיר את המנגנון בצורה מדוייקת יותר. הנה דרך אפשרית לעשות זאת.</text:p>
      <text:p text:style-name="P52"><text:span text:style-name="T153">מ</text:span><text:span text:style-name="T251">נגנון </text:span><text:span text:style-name="T256">שידוך-גדול-ביותר-עם-עדיפויות</text:span><text:span text:style-name="T251">:</text:span></text:p>
      <text:list xml:id="list4395648608429428259" text:style-name="L5">
        <text:list-item>
          <text:p text:style-name="P90"><text:span text:style-name="T251">קבע סדר-עדיפות כלשהו על הצמתים </text:span><text:span text:style-name="T257">(למשל לפי זמן המתנה בתור להשתלה, דחיפות רפואית, גיל, וכד’)</text:span><text:span text:style-name="T251">.</text:span></text:p>
        </text:list-item>
        <text:list-item>
          <text:p text:style-name="P90"><text:span text:style-name="T251">מצא את </text:span><text:span text:style-name="T256">כל </text:span><text:span text:style-name="T251">השידוכים הגדולים ביותר בגרף</text:span><text:span text:style-name="T252"> (אפשר לעשות זאת ע"י שיפור של אלגוריתם אדמונדס).</text:span></text:p>
        </text:list-item>
        <text:list-item>
          <text:p text:style-name="P90"><text:span text:style-name="T253">מכל השידוכים הגדול</text:span><text:span text:style-name="T255">ים</text:span><text:span text:style-name="T253"> ביותר, </text:span><text:span text:style-name="T251">בחר את השידוך עם וקטור-העדיפויות הגדול ביותר בסדר מילוני.</text:span></text:p>
        </text:list-item>
      </text:list>
      <text:p text:style-name="P38"><text:s/></text:p>
      <text:p text:style-name="P39"><text:span text:style-name="T185">משפט</text:span>:<text:span text:style-name="T258"> מנגנון שידוך-גדול-ביותר-עם-עדיפויות הוא אמיתי.</text:span></text:p>
      <text:p text:style-name="P53"><text:span text:style-name="T249">ה</text:span><text:span text:style-name="T256">וכחה</text:span><text:span text:style-name="T251">: נניח בשלילה שצומת צ מסתיר קשת ומרוי</text:span><text:span text:style-name="T254">ח. כלומר: </text:span></text:p>
      <text:list xml:id="list6507087999839883289" text:style-name="L6">
        <text:list-item>
          <text:p text:style-name="P91">בלי הסתרה (מצב א) – נבחר שידוך א בלי צ.</text:p>
        </text:list-item>
        <text:list-item>
          <text:p text:style-name="P91">עם הסתרה (מצב ב) – נבחר שידוך ב עם צ.</text:p>
        </text:list-item>
      </text:list>
      <text:p text:style-name="P54"><text:span text:style-name="T251">אבל</text:span><text:span text:style-name="T254">,</text:span><text:span text:style-name="T251"> שידוך א זמין במצב ב</text:span><text:span text:style-name="T254"> (כי צ יכול להסתיר רק קשתות סמוכות לו)</text:span><text:span text:style-name="T251">, ושידוך ב זמין במצב א</text:span><text:span text:style-name="T254"> (כי יש יותר קשתות). כיוון שהבחירה בין שידוכים היא לפי סדר מילוני קבוע על וקטורי העדיפויות שלהם, </text:span><text:span text:style-name="T251">בשני המצבים ייבחר אותו שידוך – </text:span><text:span text:style-name="T254">וזו סתירה.</text:span><text:span text:style-name="T70"> מש"ל.</text:span></text:p>
      <text:p text:style-name="P57"/>
      <text:p text:style-name="P55"><text:span text:style-name="T37">מה המסר? שכשאלגוריתם עובד עם בני-אדם, גם פרטים טכניים-לכאורה כמו אופן שבירת השיוויון עלולים להשפיע באופן </text:span><text:span text:style-name="T71">מפתיע</text:span><text:span text:style-name="T37">.</text:span></text:p>
      <text:p text:style-name="P14">מעגלים באורך 3</text:p>
      <text:p text:style-name="P31">עד עכשיו דיברנו על החלפה בזוגות. אבל במקרים מסוימים אפשר לבצע החלפה במעגל באורך 3. </text:p>
      <text:p text:style-name="P32"><text:span text:style-name="T265">א</text:span><text:span text:style-name="T264">יך אפשר למצוא </text:span><text:span text:style-name="T154">את מספר המעגלים הגדול ביותר באורך (לכל היותר</text:span><text:span text:style-name="T155">)</text:span><text:span text:style-name="T154"> 3?</text:span></text:p>
      <text:p text:style-name="P32"><text:soft-page-break/><text:span text:style-name="T154">מתברר שזו בעיה</text:span><text:span text:style-name="T155"> הרבה יותר קשה מלמצוא הכי הרבה מעגלים באורך 2.</text:span><text:span text:style-name="T156"> <text:s/></text:span></text:p>
      <text:p text:style-name="P33"><text:span text:style-name="T154">מה הכוונה "הרבה יותר קשה"? - </text:span><text:span text:style-name="T157">הכוונה שהיא </text:span><text:span text:style-name="T174">NP-שלמה</text:span><text:span text:style-name="T157">.</text:span></text:p>
      <text:p text:style-name="P34"><text:span text:style-name="T154">תלמדו על זה יותר בהמשך התואר. </text:span><text:span text:style-name="T158">לצורך השיעור הזה נסביר בקיצור במה מדובר.</text:span></text:p>
      <text:list xml:id="list1434631416007052834" text:style-name="L7">
        <text:list-item>
          <text:p text:style-name="P67"><text:span text:style-name="T158">י</text:span><text:span text:style-name="T154">ש הרבה בעיות, שקשה לנו לפתור אותן, אבל כשמישהו מגלה לנו את הפתרון, קל לנו לוודא שהפתרון נכון. לדוגמה: להוכיח משפט במתמטיקה זה יכול להיות מאד קשה, אבל כשרואים הוכחה, זה יחסית קל לוודא שההוכחה נכונה. </text:span><text:span text:style-name="T159"><text:s/>אוסף הבעיות האלו, שהפתרון שלהן ניתן לאימות בזמן פולינומיאלי, נקרא </text:span><text:span text:style-name="T175">NP</text:span><text:span text:style-name="T160">.</text:span></text:p>
        </text:list-item>
        <text:list-item>
          <text:p text:style-name="P68"><text:span text:style-name="T176">לפני כמה עשרות שנים, הוכיחו שני מדעני-מחשב אמריקאים (Cook, Levin), שיש בעיה </text:span><text:span text:style-name="T173">אחת</text:span><text:span text:style-name="T176">, שאם נצליח לפתור אותה בזמן פולינומיאלי, נצליח לפתור את </text:span><text:span text:style-name="T173">כל </text:span><text:span text:style-name="T176">הבעיות בקבוצה </text:span><text:span text:style-name="T173">NP</text:span><text:span text:style-name="T176">. בעיה זו נקראת </text:span><text:span text:style-name="T173">SAT</text:span><text:span text:style-name="T176">: נתונה נוסחה לוגית עם כמה משתנים, וצריך למצוא השמה למשתנים כך שערך הנוסחה יהיה אמת</text:span><text:span text:style-name="T178">. <text:s/>ההוכחה הזאת כמובן גרמה להרבה מדענים לנסות למצוא אלגוריתם פולינומיאלי ל-SAT, אך עד כה הם לא הצליחו, ורובם מאמינים שזה בלתי אפשרי.</text:span></text:p>
        </text:list-item>
        <text:list-item>
          <text:p text:style-name="P69"><text:span text:style-name="T176">לאחר מכן, הוכיח מדען-מחשב שלישי (Karp), שיש 21 בעיות, שאם נצליח לפתור אחת מהן </text:span><text:span text:style-name="T177">בזמן פולינומיאלי</text:span><text:span text:style-name="T176">, נצליח לפתור גם את SAT, ולכן גם את כל NP. <text:s/></text:span><text:span text:style-name="T179">בשנים הבאות הוכיחו על עוד מאות או אלפי בעיות, שאם נצליח לפתור אחת מהן, נצליח לפתור את אחת מ-22 הבעיות הללו. <text:s/></text:span><text:span text:style-name="T176">כל הבעיות הללו נקראות בעיות </text:span><text:span text:style-name="T173">NP-שלמות</text:span><text:span text:style-name="T176">.</text:span></text:p>
        </text:list-item>
        <text:list-item>
          <text:p text:style-name="P70">לפי רוב הדעות, בעיה NP-שלמה היא בעיה שאי-אפשר לפתור בזמן פולינומיאלי, אם כי, זה עדיין לא הוכח.</text:p>
        </text:list-item>
        <text:list-item>
          <text:p text:style-name="P72"><text:span text:style-name="T162">בשנת 2007</text:span><text:span text:style-name="T164">, </text:span><text:span text:style-name="T162">הוכיחו</text:span><text:span text:style-name="T164"> אברהם (Abraham) <text:s/>ושותפיו</text:span><text:span text:style-name="T162">, שיש </text:span><text:span text:style-name="T173">רדוקציה </text:span><text:span text:style-name="T162">אל בעיית מציאת מספר גדול ביותר של מעגלים באורך 3, מבעיית "שידוך תלת-ממדי גדול ביותר"</text:span><text:span text:style-name="T163">. </text:span><text:span text:style-name="T164"><text:s/>המשמעות היא, שגם בעיה זו היא NP-שלמה. המשמעות של זה היא, </text:span><text:span text:style-name="T161">שלפי ההשערה המקובלת, כנראה לא יהיה אלגוריתם </text:span><text:span text:style-name="T170">פולינומיאלי שפותר אותה.</text:span></text:p>
        </text:list-item>
      </text:list>
      <text:p text:style-name="P71">מה עושים כשמגלים שבעיה היא NP-קשה? שתי אפשרויות:</text:p>
      <text:list xml:id="list1884801150140208821" text:style-name="L8">
        <text:list-item>
          <text:p text:style-name="P73"><text:span text:style-name="T171">מפתחים </text:span><text:span text:style-name="T180">אלגוריתמי קירוב</text:span><text:span text:style-name="T170">. אולי אי אפשר למצוא הכי הרבה מעגלים, אבל אפשר למצוא נניח חצי ממספר המעגלים הגדול ביותר. <text:s/>פתרון זה אפשרי בבעיות רבות שהן NP-שלמות, אבל במקרה שלנו הוא לא כל כך מושך - כל מעגל שמפספסים, עלול להיות גזר-דין מוות לשלושה אנשים.</text:span></text:p>
        </text:list-item>
        <text:list-item>
          <text:p text:style-name="P74"><text:span text:style-name="T170">מ</text:span><text:span text:style-name="T171">פתחים </text:span><text:span text:style-name="T181">אלגוריתמי חיפוש היוריסטי</text:span><text:span text:style-name="T171">. </text:span><text:span text:style-name="T172">עוברים על כל מרחב האפשרויות, אבל עושים את זה בצורה חכמה - מקצצים אפשרויות שאינן יכולות להוביל לפתרון טוב ביותר.</text:span><text:span text:style-name="T171"> <text:s/></text:span><text:span text:style-name="T164">אברהם (Abraham) <text:s/>ושותפיו</text:span><text:span text:style-name="T166"> </text:span><text:span text:style-name="T169">בנו אלגוריתם כזה, </text:span><text:span text:style-name="T168">אלגוריתם בשם branch-and-price</text:span><text:span text:style-name="T169">,</text:span><text:span text:style-name="T168"> </text:span><text:span text:style-name="T167">ה</text:span><text:span text:style-name="T165">מבצע חיפוש חכם במרחב המעגלים, ומצליח לפתור בעיות עם 10,000 זוגות במשך מספר שעות.</text:span></text:p>
        </text:list-item>
      </text:list>
      <text:p text:style-name="P51"><text:span text:style-name="T150">נקודה מעניינת </text:span><text:span text:style-name="T33">- אם אנחנו מוכנים למצוא מעגל בכל אורך שהוא, הבעיה נעשית קלה יותר</text:span><text:span text:style-name="T149">, וניתן לפתור אותה בזמן פולינומיאלי.</text:span></text:p>
      <text:p text:style-name="P100">תמריצים של מרכזים רפואיים</text:p>
      <text:p text:style-name="P25">הראינו קודם מנגנון למציאת שידוך גדול ביותר שהוא אמיתי ביחס לזוגות - זוגות לא מרויחים מכך שהם מסתירים קשתות. <text:s/></text:p>
      <text:p text:style-name="P26"><text:soft-page-break/>אבל בעולם ההשתלות יש עוד שחקן עם אינטרסים משלו - <text:span text:style-name="T262">המרכז הרפואי</text:span>. <text:span text:style-name="T245">האינטרס של מרכז רפואי הוא להשיג כמה שיותר השתלות לחולים שלו. <text:s/></text:span>נניח <text:span text:style-name="T245">שבמרכז רפואי מסויים יש מאגר פרטי של זוגות, והוא יכול לעשות ביניהם התאמות ולבצע השתלות. <text:s/>האם כדאי לו לשתף את המאגר שלו עם המאגר הכללי? לא תמיד. לפעמים הוא "להרויח" (כלומר להשיג יותר השתלות עבור חולים שלו) ע"י הסתרת זוגות! </text:span></text:p>
      <text:p text:style-name="P60"><text:span text:style-name="T190">ראינו קודם </text:span>מנגנון יעיל פארטו שהוא אמיתי עבור הזוגות<text:span text:style-name="T259">. </text:span></text:p>
      <text:p text:style-name="P60"><text:span text:style-name="T185">משפט</text:span><text:span text:style-name="T189">: </text:span>לא קיים מנגנון יעיל פארטו שהוא אמיתי עבור <text:span text:style-name="T263">מרכזים רפואיים</text:span>!</text:p>
      <text:p text:style-name="P61"><text:span text:style-name="T259">הוכחה: </text:span>נניח בשלילה שקיים מנגנון כזה. נראה מצב שבו, לכל שידוך<text:span text:style-name="T259">-גדול-ביותר</text:span> שהמנגנון בוחר, קיים מרכז רפואי שיכול להסתיר זוגות ולהרויח<text:span text:style-name="T259"> (ראו דוגמה למצב כזה במצגת). מש"ל.</text:span></text:p>
      <text:p text:style-name="P10"/>
      <text:p text:style-name="P87">מה עושים כשאי-אפשר למצוא מנגנון המקיים את כל התכונות הרצויות? - מתפשרים. דרך אחת להתפשר היא לחפש מנגנון אמיתי שהוא לא לגמרי יעיל פארטו - הוא לא מוצא את השידוך הגדול ביותר אלא שידוך שהוא "כמעט" גדול ביותר. </text:p>
      <text:p text:style-name="P98"><text:span text:style-name="T182">משפט</text:span><text:span text:style-name="T3">: </text:span><text:span text:style-name="T183">כשיש שני מרכזים רפואיים, </text:span><text:span text:style-name="T3">קיים מנגנון שהוא אמיתי עבור </text:span><text:span text:style-name="T184">המרכזים</text:span><text:span text:style-name="T3">, ומחזיר שידוך בגודל לפחות 1/2 מהאופטימלי.</text:span></text:p>
      <text:p text:style-name="P11"/>
      <text:p text:style-name="P60"><text:span text:style-name="T231">רעיון ההוכחה</text:span>:<text:span text:style-name="T260"> </text:span>מחשבים, עבור כל מרכז רפואי, את <text:span text:style-name="T274">מספר הקשתות הפנימי הגדול ביותר.</text:span></text:p>
      <text:p text:style-name="P60">מחשבים את השידוך הגדול ביותר מבין כל השידוכים <text:span text:style-name="T274">המבטיחים לכל מרכז רפואי את אותו מספר של קשתות פנימיות</text:span>.</text:p>
      <text:p text:style-name="P27">אשלגי ושותפיו (2013) הראו<text:span text:style-name="T260">, שמנגנון מעין זה (קצת יותר מורכב) הוא אמיתי, ומשיג שידוך גלובלי שגודלו</text:span> לפחות 1/2 מהשידוך הגדול ביותר.<text:span text:style-name="T261"> הם גם הראו איך להרחיב את הרעיון לשלושה בתי"ח או יותר.</text:span></text:p>
      <text:p text:style-name="P102"/>
      <text:p text:style-name="P13">תורמים <text:span text:style-name="T239">חסידים</text:span></text:p>
      <text:p text:style-name="P28">עד עכשיו דיברנו על תורמים שמוכנים לתרום כליה בתמורה לכליה אחרת. אולם יש גם תורמים חסידים (=אלטרואיסטים<text:span text:style-name="T243">, "שלי שלך ושלך שלך"</text:span>)<text:span text:style-name="T240"> המוכנים לתרום כליה בלי כל תמורה. איך הם משפיעים על מנגנון ההחלפה שלנו? בשתי דרכים:</text:span></text:p>
      <text:p text:style-name="P29"><text:span text:style-name="T246">א</text:span>. כשיש תורמים חסידים, יש במאגר לא רק מעגלים, אלא גם <text:span text:style-name="T185">שרשראות</text:span>. <text:span text:style-name="T244">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29"><text:span text:style-name="T246">ב</text:span>. אורך השרשראות לא מוגבל, כי התרומות לא חייבות להתבצע בו-זמנית. <text:span text:style-name="T242">בשנת 2011 בוצעה שרשרת של 30 השתלות (60 ניתוחים בו-זמנית) בזכות תורם חסיד אחד!</text:span></text:p>
      <text:p text:style-name="P29"/>
      <text:p text:style-name="P101">החלפת כליות בישראל</text:p>
      <text:p text:style-name="P77"><text:span text:style-name="T266">ממש לאחרונה נפתחה בישראל תוכנית להשתלת כליות. תוכלו לקרוא עליה באתר של משרד הבריאות: </text:span><text:span text:style-name="T250">https://www.health.gov.il/English/Topics/organ_transplant/live_donors/Pages/intersection_plan.aspx</text:span></text:p>
      <text:p text:style-name="P76"/>
      <text:p text:style-name="P15">מקורות</text:p>
      <text:list xml:id="list2653613621457247643" text:style-name="L9">
        <text:list-item>
          <text:p text:style-name="P84">Parkes and Seuken, <text:span text:style-name="T270">"</text:span>Economics and Computation<text:span text:style-name="T270">"</text:span> (2018), chapter 12</text:p>
        </text:list-item>
        <text:list-item>
          <text:p text:style-name="P86"><text:soft-page-break/>Itai Ashlagi et al, "<text:span text:style-name="T271">Mix and match: A strategyproof mechanism for multi-hospital kidney exchange</text:span>", Games and Economic Behavior 2013.</text:p>
        </text:list-item>
        <text:list-item>
          <text:p text:style-name="P85">Abraham<text:span text:style-name="T273"> &amp;</text:span> Blum<text:span text:style-name="T273"> &amp;</text:span> Sandholm<text:span text:style-name="T272">,</text:span> "Clearing Algorithms for Barter Exchange Markets: Enabling Nationwide Kidney Exchanges"<text:span text:style-name="T269">. Economics and Computation 2007.</text:span></text:p>
        </text:list-item>
      </text:list>
      <text:p text:style-name="P30">סיכם: אראל סגל-הלוי.</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5T12:12:27.378924633</dc:date>
    <meta:editing-duration>P12DT23H27S</meta:editing-duration>
    <meta:editing-cycles>1489</meta:editing-cycles>
    <meta:document-statistic meta:table-count="1" meta:image-count="0" meta:object-count="0" meta:page-count="7" meta:paragraph-count="129" meta:word-count="2664" meta:character-count="15095" meta:non-whitespace-character-count="12533"/>
  </office:meta>
</office:document-meta>
</file>